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Arabic Typesetting" svg:font-family="Arabic Typesetting" style:font-family-generic="script" style:font-pitch="variable" svg:panose-1="3 2 4 2 4 4 6 3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abic Typesetting" style:font-name-complex="Arabic Typesetting" fo:font-weight="bold" style:font-weight-asian="bold" style:font-weight-complex="bold" fo:font-style="italic" style:font-style-asian="italic" style:font-style-complex="italic" fo:color="#002060" fo:font-size="36pt" style:font-size-asian="36pt" style:font-size-complex="36pt" style:text-underline-type="single" style:text-underline-style="solid" style:text-underline-width="auto" style:text-underline-mode="continuous" fo:language="fr" fo:country="FR"/>
    </style:style>
    <style:style style:name="P2" style:parent-style-name="Standard" style:family="paragraph">
      <style:text-properties style:font-name="Consolas" style:font-name-complex="Consolas" fo:color="#000000" fo:font-size="10pt" style:font-size-asian="10pt" style:font-size-complex="10pt" fo:language="fr" fo:country="FR"/>
    </style:style>
    <style:style style:name="P3" style:parent-style-name="Standard" style:family="paragraph">
      <style:text-properties style:font-name="Consolas" style:font-name-complex="Consolas" fo:font-weight="bold" style:font-weight-asian="bold" style:font-weight-complex="bold" fo:color="#CC3300" fo:font-size="10pt" style:font-size-asian="10pt" style:font-size-complex="10pt" fo:language="fr" fo:country="FR"/>
    </style:style>
    <style:style style:name="P4" style:parent-style-name="Standard" style:family="paragraph">
      <style:text-properties style:font-name="Consolas" style:font-name-complex="Consolas" fo:color="#000000" fo:font-size="10pt" style:font-size-asian="10pt" style:font-size-complex="10pt" fo:language="fr" fo:country="FR"/>
    </style:style>
    <style:style style:name="T5" style:parent-style-name="Policepardéfaut" style:family="text">
      <style:text-properties style:font-name="Consolas" style:font-name-complex="Consolas" fo:color="#000000" fo:font-size="10pt" style:font-size-asian="10pt" style:font-size-complex="10pt" fo:language="fr" fo:country="FR"/>
    </style:style>
    <style:style style:name="T6" style:parent-style-name="Policepardéfaut" style:family="text">
      <style:text-properties style:font-name="Consolas" style:font-name-complex="Consolas" fo:color="#800000" fo:font-size="10pt" style:font-size-asian="10pt" style:font-size-complex="10pt" fo:language="fr" fo:country="FR"/>
    </style:style>
    <style:style style:name="T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T9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T10" style:parent-style-name="Policepardéfaut" style:family="text">
      <style:text-properties style:font-name="Consolas" style:font-name-complex="Consolas" fo:color="#800080" fo:font-size="10pt" style:font-size-asian="10pt" style:font-size-complex="10pt"/>
    </style:style>
    <style:style style:name="T11" style:parent-style-name="Policepardéfaut" style:family="text">
      <style:text-properties style:font-name="Consolas" style:font-name-complex="Consolas" fo:color="#C0C0C0" fo:font-size="10pt" style:font-size-asian="10pt" style:font-size-complex="10pt"/>
    </style:style>
    <style:style style:name="T12" style:parent-style-name="Policepardéfaut" style:family="text">
      <style:text-properties style:font-name="Consolas" style:font-name-complex="Consolas" fo:color="#800000" fo:font-size="10pt" style:font-size-asian="10pt" style:font-size-complex="10pt"/>
    </style:style>
    <style:style style:name="T13" style:parent-style-name="Policepardéfaut" style:family="text">
      <style:text-properties fo:color="#C0C0C0"/>
    </style:style>
    <style:style style:name="T14" style:parent-style-name="Policepardéfaut" style:family="text">
      <style:text-properties fo:color="#800080"/>
    </style:style>
    <style:style style:name="T15" style:parent-style-name="Policepardéfaut" style:family="text">
      <style:text-properties fo:color="#C0C0C0"/>
    </style:style>
    <style:style style:name="T16" style:parent-style-name="Policepardéfaut" style:family="text">
      <style:text-properties fo:color="#800000"/>
    </style:style>
    <style:style style:name="T17" style:parent-style-name="Policepardéfaut" style:family="text">
      <style:text-properties fo:color="#C0C0C0"/>
    </style:style>
    <style:style style:name="T18" style:parent-style-name="Policepardéfaut" style:family="text">
      <style:text-properties fo:color="#800080"/>
    </style:style>
    <style:style style:name="T19" style:parent-style-name="Policepardéfaut" style:family="text">
      <style:text-properties fo:color="#C0C0C0"/>
    </style:style>
    <style:style style:name="T20" style:parent-style-name="Policepardéfaut" style:family="text">
      <style:text-properties fo:color="#800000"/>
    </style:style>
    <style:style style:name="P21" style:parent-style-name="Standard" style:family="paragraph">
      <style:text-properties style:font-name="Consolas" style:font-name-complex="Consolas" fo:color="#000000" fo:font-size="10pt" style:font-size-asian="10pt" style:font-size-complex="10pt"/>
    </style:style>
    <style:style style:name="P22" style:parent-style-name="Standard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fr" fo:country="FR"/>
    </style:style>
    <style:style style:name="P23" style:parent-style-name="Standard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fr" fo:country="FR"/>
    </style:style>
    <style:style style:name="T2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2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2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80" fo:language="fr" fo:country="FR"/>
    </style:style>
    <style:style style:name="T2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P28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T2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3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3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3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3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3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8000" fo:language="fr" fo:country="FR"/>
    </style:style>
    <style:style style:name="T3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P36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3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3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39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4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8000" fo:language="fr" fo:country="FR"/>
    </style:style>
    <style:style style:name="P41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P42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language="fr" fo:country="FR"/>
    </style:style>
    <style:style style:name="T4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44" style:parent-style-name="Policepardéfaut" style:family="text">
      <style:text-properties fo:color="#C0C0C0" fo:language="fr" fo:country="FR"/>
    </style:style>
    <style:style style:name="T45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677C" fo:language="fr" fo:country="FR"/>
    </style:style>
    <style:style style:name="T46" style:parent-style-name="Policepardéfaut" style:family="text"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T47" style:parent-style-name="Policepardéfaut" style:family="text">
      <style:text-properties fo:language="fr" fo:country="FR"/>
    </style:style>
    <style:style style:name="T48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808000" style:text-underline-type="single" style:text-underline-style="solid" style:text-underline-width="auto" style:text-underline-mode="continuous" fo:language="fr" fo:country="FR"/>
    </style:style>
    <style:style style:name="T49" style:parent-style-name="Policepardéfaut" style:family="text">
      <style:text-properties fo:color="#808000" fo:language="fr" fo:country="FR"/>
    </style:style>
    <style:style style:name="T50" style:parent-style-name="Policepardéfaut" style:family="text">
      <style:text-properties fo:font-style="italic" style:font-style-asian="italic" style:font-style-complex="italic" fo:color="#808000" fo:language="fr" fo:country="FR"/>
    </style:style>
    <style:style style:name="P51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T5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5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5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5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5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80" fo:language="fr" fo:country="FR"/>
    </style:style>
    <style:style style:name="T5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5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677C" fo:language="fr" fo:country="FR"/>
    </style:style>
    <style:style style:name="T5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6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8000" fo:language="fr" fo:country="FR"/>
    </style:style>
    <style:style style:name="T6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6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6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6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6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6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6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6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6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7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7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72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73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800000"/>
    </style:style>
    <style:style style:name="T74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75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77C"/>
    </style:style>
    <style:style style:name="T76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77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800000"/>
    </style:style>
    <style:style style:name="T78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7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/>
    </style:style>
    <style:style style:name="T8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T8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8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T8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677C"/>
    </style:style>
    <style:style style:name="T8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T8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/>
    </style:style>
    <style:style style:name="T86" style:parent-style-name="Policepardéfaut" style:family="text">
      <style:text-properties fo:color="#C0C0C0"/>
    </style:style>
    <style:style style:name="T87" style:parent-style-name="Policepardéfaut" style:family="text">
      <style:text-properties fo:color="#C0C0C0"/>
    </style:style>
    <style:style style:name="T88" style:parent-style-name="Policepardéfaut" style:family="text">
      <style:text-properties fo:color="#009933"/>
    </style:style>
    <style:style style:name="T89" style:parent-style-name="Policepardéfaut" style:family="text">
      <style:text-properties fo:color="#C0C0C0"/>
    </style:style>
    <style:style style:name="T90" style:parent-style-name="Policepardéfaut" style:family="text">
      <style:text-properties fo:color="#C0C0C0"/>
    </style:style>
    <style:style style:name="T91" style:parent-style-name="Policepardéfaut" style:family="text">
      <style:text-properties fo:color="#808000"/>
    </style:style>
    <style:style style:name="T92" style:parent-style-name="Policepardéfaut" style:family="text">
      <style:text-properties fo:color="#C0C0C0"/>
    </style:style>
    <style:style style:name="T93" style:parent-style-name="Policepardéfaut" style:family="text">
      <style:text-properties fo:color="#808000"/>
    </style:style>
    <style:style style:name="T9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/>
    </style:style>
    <style:style style:name="T9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96" style:parent-style-name="Policepardéfaut" style:family="text">
      <style:text-properties fo:color="#C0C0C0" fo:language="fr" fo:country="FR"/>
    </style:style>
    <style:style style:name="T97" style:parent-style-name="Policepardéfaut" style:family="text">
      <style:text-properties fo:color="#C0C0C0" fo:language="fr" fo:country="FR"/>
    </style:style>
    <style:style style:name="T98" style:parent-style-name="Policepardéfaut" style:family="text">
      <style:text-properties fo:color="#009933" fo:language="fr" fo:country="FR"/>
    </style:style>
    <style:style style:name="T99" style:parent-style-name="Policepardéfaut" style:family="text">
      <style:text-properties fo:color="#008000" fo:language="fr" fo:country="FR"/>
    </style:style>
    <style:style style:name="T100" style:parent-style-name="Policepardéfaut" style:family="text">
      <style:text-properties fo:color="#C0C0C0" fo:language="fr" fo:country="FR"/>
    </style:style>
    <style:style style:name="T101" style:parent-style-name="Policepardéfaut" style:family="text">
      <style:text-properties fo:color="#008000" fo:language="fr" fo:country="FR"/>
    </style:style>
    <style:style style:name="T102" style:parent-style-name="Policepardéfaut" style:family="text">
      <style:text-properties fo:color="#C0C0C0" fo:language="fr" fo:country="FR"/>
    </style:style>
    <style:style style:name="T103" style:parent-style-name="Policepardéfaut" style:family="text">
      <style:text-properties fo:color="#C0C0C0" fo:language="fr" fo:country="FR"/>
    </style:style>
    <style:style style:name="T104" style:parent-style-name="Policepardéfaut" style:family="text">
      <style:text-properties fo:color="#808000" fo:language="fr" fo:country="FR"/>
    </style:style>
    <style:style style:name="T105" style:parent-style-name="Policepardéfaut" style:family="text">
      <style:text-properties fo:color="#C0C0C0" fo:language="fr" fo:country="FR"/>
    </style:style>
    <style:style style:name="T106" style:parent-style-name="Policepardéfaut" style:family="text">
      <style:text-properties fo:color="#808000" fo:language="fr" fo:country="FR"/>
    </style:style>
    <style:style style:name="T107" style:parent-style-name="Policepardéfaut" style:family="text">
      <style:text-properties fo:language="fr" fo:country="FR"/>
    </style:style>
    <style:style style:name="P108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P109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P110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T11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11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113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677C" fo:language="fr" fo:country="FR"/>
    </style:style>
    <style:style style:name="T114" style:parent-style-name="Policepardéfaut" style:family="text"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T115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808000" fo:language="fr" fo:country="FR"/>
    </style:style>
    <style:style style:name="T116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P117" style:parent-style-name="Standard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fr" fo:country="FR"/>
    </style:style>
    <style:style style:name="T11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11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80" fo:language="fr" fo:country="FR"/>
    </style:style>
    <style:style style:name="T12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12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92E64" fo:language="fr" fo:country="FR"/>
    </style:style>
    <style:style style:name="T122" style:parent-style-name="Policepardéfaut" style:family="text">
      <style:text-properties fo:color="#C0C0C0" fo:language="fr" fo:country="FR"/>
    </style:style>
    <style:style style:name="T123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92E64" fo:language="fr" fo:country="FR"/>
    </style:style>
    <style:style style:name="T124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125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26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127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128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29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77C" fo:language="fr" fo:country="FR"/>
    </style:style>
    <style:style style:name="T130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3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132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800000"/>
    </style:style>
    <style:style style:name="T133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134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77C"/>
    </style:style>
    <style:style style:name="T135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136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/>
    </style:style>
    <style:style style:name="T137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800000"/>
    </style:style>
    <style:style style:name="T138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/>
    </style:style>
    <style:style style:name="T139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140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/>
    </style:style>
    <style:style style:name="T14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800080"/>
    </style:style>
    <style:style style:name="T142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143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/>
    </style:style>
    <style:style style:name="T144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800000"/>
    </style:style>
    <style:style style:name="T145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146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77C"/>
    </style:style>
    <style:style style:name="T147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148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92E64"/>
    </style:style>
    <style:style style:name="T149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P150" style:parent-style-name="Standard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fr" fo:country="FR"/>
    </style:style>
    <style:style style:name="P151" style:parent-style-name="Standard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fr" fo:country="FR"/>
    </style:style>
    <style:style style:name="T152" style:parent-style-name="Policepardéfaut" style:family="text">
      <style:text-properties style:font-name="Consolas" style:font-name-complex="Consolas" fo:color="#000000" fo:font-size="10pt" style:font-size-asian="10pt" style:font-size-complex="10pt" fo:language="fr" fo:country="FR"/>
    </style:style>
    <style:style style:name="T153" style:parent-style-name="Policepardéfaut" style:family="text">
      <style:text-properties style:font-name="Consolas" style:font-name-complex="Consolas" fo:color="#800000" fo:font-size="10pt" style:font-size-asian="10pt" style:font-size-complex="10pt" fo:language="fr" fo:country="FR"/>
    </style:style>
    <style:style style:name="T15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font-size="9pt" style:font-size-asian="9pt" style:font-size-complex="9pt" fo:language="fr" fo:country="FR"/>
    </style:style>
    <style:style style:name="T15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15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font-size="10pt" style:font-size-asian="10pt" style:font-size-complex="10pt" fo:language="fr" fo:country="FR"/>
    </style:style>
    <style:style style:name="T15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fr" fo:country="FR"/>
    </style:style>
    <style:style style:name="T158" style:parent-style-name="Policepardéfaut" style:family="text">
      <style:text-properties style:font-name="Consolas" style:font-name-complex="Consolas" fo:color="#000000" fo:font-size="10pt" style:font-size-asian="10pt" style:font-size-complex="10pt" fo:language="fr" fo:country="FR"/>
    </style:style>
    <style:style style:name="T159" style:parent-style-name="Policepardéfaut" style:family="text">
      <style:text-properties style:font-name="Consolas" style:font-name-complex="Consolas" fo:color="#000000" fo:font-size="10pt" style:font-size-asian="10pt" style:font-size-complex="10pt" fo:language="fr" fo:country="FR"/>
    </style:style>
    <style:style style:name="T160" style:parent-style-name="Policepardéfaut" style:family="text">
      <style:text-properties style:font-name="Consolas" style:font-name-complex="Consolas" fo:color="#800080" fo:font-size="10pt" style:font-size-asian="10pt" style:font-size-complex="10pt" fo:language="fr" fo:country="FR"/>
    </style:style>
    <style:style style:name="T161" style:parent-style-name="Policepardéfaut" style:family="text">
      <style:text-properties style:font-name="Consolas" style:font-name-complex="Consolas" fo:color="#C0C0C0" fo:font-size="10pt" style:font-size-asian="10pt" style:font-size-complex="10pt" fo:language="fr" fo:country="FR"/>
    </style:style>
    <style:style style:name="T162" style:parent-style-name="Policepardéfaut" style:family="text">
      <style:text-properties style:font-name="Consolas" style:font-name-complex="Consolas" fo:color="#000000" fo:font-size="10pt" style:font-size-asian="10pt" style:font-size-complex="10pt" fo:language="fr" fo:country="FR"/>
    </style:style>
    <style:style style:name="T163" style:parent-style-name="Policepardéfaut" style:family="text">
      <style:text-properties style:font-name="Consolas" style:font-name-complex="Consolas" fo:color="#800000" fo:font-size="10pt" style:font-size-asian="10pt" style:font-size-complex="10pt" fo:language="fr" fo:country="FR"/>
    </style:style>
    <style:style style:name="P164" style:parent-style-name="Standard" style:family="paragraph">
      <style:text-properties style:font-name="Consolas" style:font-name-complex="Consolas" fo:color="#000000" fo:font-size="10pt" style:font-size-asian="10pt" style:font-size-complex="10pt" fo:language="fr" fo:country="FR"/>
    </style:style>
    <style:style style:name="P165" style:parent-style-name="Standard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fr" fo:country="FR"/>
    </style:style>
    <style:style style:name="T16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16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677C" fo:language="fr" fo:country="FR"/>
    </style:style>
    <style:style style:name="T16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16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80" fo:language="fr" fo:country="FR"/>
    </style:style>
    <style:style style:name="T17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17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17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92E64" fo:language="fr" fo:country="FR"/>
    </style:style>
    <style:style style:name="T17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17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0C0C0" style:text-underline-type="single" style:text-underline-style="solid" style:text-underline-width="auto" style:text-underline-mode="continuous" fo:language="fr" fo:country="FR"/>
    </style:style>
    <style:style style:name="T17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language="fr" fo:country="FR"/>
    </style:style>
    <style:style style:name="T17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17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font-size="9pt" style:font-size-asian="9pt" style:font-size-complex="9pt" fo:language="fr" fo:country="FR"/>
    </style:style>
    <style:style style:name="T17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P179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P180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P181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T182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 fo:language="fr" fo:country="FR"/>
    </style:style>
    <style:style style:name="T183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800000" fo:language="fr" fo:country="FR"/>
    </style:style>
    <style:style style:name="T184" style:parent-style-name="Policepardéfaut" style:family="text"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T185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677C" fo:language="fr" fo:country="FR"/>
    </style:style>
    <style:style style:name="T186" style:parent-style-name="Policepardéfaut" style:family="text"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T187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808000" fo:language="fr" fo:country="FR"/>
    </style:style>
    <style:style style:name="T188" style:parent-style-name="Policepardéfaut" style:family="text"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T18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 fo:language="fr" fo:country="FR"/>
    </style:style>
    <style:style style:name="T190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800000" fo:language="fr" fo:country="FR"/>
    </style:style>
    <style:style style:name="T191" style:parent-style-name="Policepardéfaut" style:family="text"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T192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800000" fo:language="fr" fo:country="FR"/>
    </style:style>
    <style:style style:name="T193" style:parent-style-name="Policepardéfaut" style:family="text"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T194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677C" fo:language="fr" fo:country="FR"/>
    </style:style>
    <style:style style:name="T195" style:parent-style-name="Policepardéfaut" style:family="text"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T196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800080" fo:language="fr" fo:country="FR"/>
    </style:style>
    <style:style style:name="T197" style:parent-style-name="Policepardéfaut" style:family="text"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T198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677C" fo:language="fr" fo:country="FR"/>
    </style:style>
    <style:style style:name="T199" style:parent-style-name="Policepardéfaut" style:family="text"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P200" style:parent-style-name="Standard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fr" fo:country="FR"/>
    </style:style>
    <style:style style:name="P201" style:parent-style-name="Standard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fr" fo:country="FR"/>
    </style:style>
    <style:style style:name="P202" style:parent-style-name="Standard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fr" fo:country="FR"/>
    </style:style>
    <style:style style:name="T20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20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T20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677C"/>
    </style:style>
    <style:style style:name="T20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T20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/>
    </style:style>
    <style:style style:name="T20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font-size="9pt" style:font-size-asian="9pt" style:font-size-complex="9pt"/>
    </style:style>
    <style:style style:name="T20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/>
    </style:style>
    <style:style style:name="P210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211" style:parent-style-name="Policepardéfaut" style:family="text">
      <style:text-properties fo:color="#C0C0C0"/>
    </style:style>
    <style:style style:name="T212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808000"/>
    </style:style>
    <style:style style:name="T213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/>
    </style:style>
    <style:style style:name="T214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800000"/>
    </style:style>
    <style:style style:name="P215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216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21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21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677C"/>
    </style:style>
    <style:style style:name="T21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T22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/>
    </style:style>
    <style:style style:name="T22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font-size="9pt" style:font-size-asian="9pt" style:font-size-complex="9pt"/>
    </style:style>
    <style:style style:name="T22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/>
    </style:style>
    <style:style style:name="P223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224" style:parent-style-name="Policepardéfaut" style:family="text">
      <style:text-properties fo:color="#C0C0C0"/>
    </style:style>
    <style:style style:name="T225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677C"/>
    </style:style>
    <style:style style:name="T22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227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228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22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23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677C"/>
    </style:style>
    <style:style style:name="T23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P232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23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T23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font-size="9pt" style:font-size-asian="9pt" style:font-size-complex="9pt" fo:language="fr" fo:country="FR"/>
    </style:style>
    <style:style style:name="T23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236" style:parent-style-name="Policepardéfaut" style:family="text">
      <style:text-properties style:font-name="Consolas" style:font-name-complex="Consolas" fo:font-style="italic" style:font-style-asian="italic" style:font-style-complex="italic" fo:color="#000000" fo:font-size="9pt" style:font-size-asian="9pt" style:font-size-complex="9pt" fo:language="fr" fo:country="FR"/>
    </style:style>
    <style:style style:name="T23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T238" style:parent-style-name="Policepardéfaut" style:family="text">
      <style:text-properties style:font-name="Consolas" style:font-name-complex="Consolas" fo:font-style="italic" style:font-style-asian="italic" style:font-style-complex="italic" fo:color="#000000" fo:font-size="9pt" style:font-size-asian="9pt" style:font-size-complex="9pt" fo:language="fr" fo:country="FR"/>
    </style:style>
    <style:style style:name="T23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T240" style:parent-style-name="Policepardéfaut" style:family="text">
      <style:text-properties style:font-name="Consolas" style:font-name-complex="Consolas" fo:font-style="italic" style:font-style-asian="italic" style:font-style-complex="italic" fo:color="#000000" fo:font-size="9pt" style:font-size-asian="9pt" style:font-size-complex="9pt" fo:language="fr" fo:country="FR"/>
    </style:style>
    <style:style style:name="P241" style:parent-style-name="PreformattedText" style:family="paragraph">
      <style:text-properties style:font-name="Consolas" style:font-name-complex="Consolas" fo:font-style="italic" style:font-style-asian="italic" style:font-style-complex="italic" fo:color="#000000" fo:font-size="9pt" style:font-size-asian="9pt" style:font-size-complex="9pt" fo:language="fr" fo:country="FR"/>
    </style:style>
    <style:style style:name="P242" style:parent-style-name="PreformattedText" style:family="paragraph">
      <style:text-properties fo:font-weight="bold" style:font-weight-asian="bold" style:font-weight-complex="bold" fo:font-style="italic" style:font-style-asian="italic" style:font-style-complex="italic" fo:color="#0084D1"/>
    </style:style>
    <style:style style:name="P243" style:parent-style-name="PreformattedText" style:family="paragraph">
      <style:paragraph-properties fo:margin-bottom="0.1965in"/>
      <style:text-properties fo:font-weight="bold" style:font-weight-asian="bold" style:font-weight-complex="bold" fo:font-style="italic" style:font-style-asian="italic" style:font-style-complex="italic" fo:color="#0084D1"/>
    </style:style>
    <style:style style:name="P244" style:parent-style-name="PreformattedText" style:family="paragraph">
      <style:paragraph-properties fo:margin-bottom="0.1965in"/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P245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T246" style:parent-style-name="Policepardéfaut" style:family="text">
      <style:text-properties style:font-name="Consolas" style:font-name-complex="Consolas" fo:color="#000000" fo:font-size="10pt" style:font-size-asian="10pt" style:font-size-complex="10pt" fo:language="fr" fo:country="FR"/>
    </style:style>
    <style:style style:name="T247" style:parent-style-name="Policepardéfaut" style:family="text">
      <style:text-properties style:font-name="Consolas" style:font-name-complex="Consolas" fo:color="#800000" fo:font-size="10pt" style:font-size-asian="10pt" style:font-size-complex="10pt" fo:language="fr" fo:country="FR"/>
    </style:style>
    <style:style style:name="T24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font-size="9pt" style:font-size-asian="9pt" style:font-size-complex="9pt" fo:language="fr" fo:country="FR"/>
    </style:style>
    <style:style style:name="T24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25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font-size="10pt" style:font-size-asian="10pt" style:font-size-complex="10pt" fo:language="fr" fo:country="FR"/>
    </style:style>
    <style:style style:name="T25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52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T253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T254" style:parent-style-name="Policepardéfaut" style:family="text">
      <style:text-properties style:font-name="Consolas" style:font-name-complex="Consolas" fo:color="#800080" fo:font-size="10pt" style:font-size-asian="10pt" style:font-size-complex="10pt"/>
    </style:style>
    <style:style style:name="T255" style:parent-style-name="Policepardéfaut" style:family="text">
      <style:text-properties style:font-name="Consolas" style:font-name-complex="Consolas" fo:color="#C0C0C0" fo:font-size="10pt" style:font-size-asian="10pt" style:font-size-complex="10pt"/>
    </style:style>
    <style:style style:name="T256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T257" style:parent-style-name="Policepardéfaut" style:family="text">
      <style:text-properties style:font-name="Consolas" style:font-name-complex="Consolas" fo:color="#800000" fo:font-size="10pt" style:font-size-asian="10pt" style:font-size-complex="10pt"/>
    </style:style>
    <style:style style:name="T258" style:parent-style-name="Policepardéfaut" style:family="text">
      <style:text-properties fo:color="#C0C0C0"/>
    </style:style>
    <style:style style:name="T259" style:parent-style-name="Policepardéfaut" style:family="text">
      <style:text-properties fo:color="#C0C0C0"/>
    </style:style>
    <style:style style:name="T260" style:parent-style-name="Policepardéfaut" style:family="text">
      <style:text-properties fo:color="#800080"/>
    </style:style>
    <style:style style:name="T261" style:parent-style-name="Policepardéfaut" style:family="text">
      <style:text-properties fo:color="#C0C0C0"/>
    </style:style>
    <style:style style:name="T262" style:parent-style-name="Policepardéfaut" style:family="text">
      <style:text-properties fo:color="#800000"/>
    </style:style>
    <style:style style:name="P263" style:parent-style-name="Standard" style:family="paragraph">
      <style:text-properties style:font-name="Consolas" style:font-name-complex="Consolas" fo:color="#800000" fo:font-size="10pt" style:font-size-asian="10pt" style:font-size-complex="10pt"/>
    </style:style>
    <style:style style:name="P264" style:parent-style-name="Standard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265" style:parent-style-name="Standard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6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26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677C"/>
    </style:style>
    <style:style style:name="T26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T26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80"/>
    </style:style>
    <style:style style:name="T27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0C0C0"/>
    </style:style>
    <style:style style:name="T27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T27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92E64"/>
    </style:style>
    <style:style style:name="T27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T27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/>
    </style:style>
    <style:style style:name="T27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font-size="9pt" style:font-size-asian="9pt" style:font-size-complex="9pt"/>
    </style:style>
    <style:style style:name="T27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/>
    </style:style>
    <style:style style:name="P277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278" style:parent-style-name="Policepardéfaut" style:family="text">
      <style:text-properties style:font-name="Consolas" style:font-name-complex="Consolas" fo:font-style="italic" style:font-style-asian="italic" style:font-style-complex="italic" fo:color="#000000" fo:font-size="9pt" style:font-size-asian="9pt" style:font-size-complex="9pt"/>
    </style:style>
    <style:style style:name="T27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font-size="9pt" style:font-size-asian="9pt" style:font-size-complex="9pt"/>
    </style:style>
    <style:style style:name="T28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/>
    </style:style>
    <style:style style:name="T28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677C" fo:font-size="9pt" style:font-size-asian="9pt" style:font-size-complex="9pt"/>
    </style:style>
    <style:style style:name="T28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/>
    </style:style>
    <style:style style:name="T28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font-size="9pt" style:font-size-asian="9pt" style:font-size-complex="9pt"/>
    </style:style>
    <style:style style:name="T28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/>
    </style:style>
    <style:style style:name="P285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286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28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28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T28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677C"/>
    </style:style>
    <style:style style:name="T29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T29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/>
    </style:style>
    <style:style style:name="T29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font-size="9pt" style:font-size-asian="9pt" style:font-size-complex="9pt"/>
    </style:style>
    <style:style style:name="T29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/>
    </style:style>
    <style:style style:name="P294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295" style:parent-style-name="Policepardéfaut" style:family="text">
      <style:text-properties fo:color="#C0C0C0"/>
    </style:style>
    <style:style style:name="T296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808000"/>
    </style:style>
    <style:style style:name="T297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/>
    </style:style>
    <style:style style:name="T298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800000"/>
    </style:style>
    <style:style style:name="P299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300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30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30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80"/>
    </style:style>
    <style:style style:name="T30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T30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677C"/>
    </style:style>
    <style:style style:name="T30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P306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T307" style:parent-style-name="Policepardéfaut" style:family="text">
      <style:text-properties fo:color="#C0C0C0" fo:language="fr" fo:country="FR"/>
    </style:style>
    <style:style style:name="T30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30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font-size="9pt" style:font-size-asian="9pt" style:font-size-complex="9pt" fo:language="fr" fo:country="FR"/>
    </style:style>
    <style:style style:name="T31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311" style:parent-style-name="Policepardéfaut" style:family="text">
      <style:text-properties style:font-name="Consolas" style:font-name-complex="Consolas" fo:font-style="italic" style:font-style-asian="italic" style:font-style-complex="italic" fo:color="#000000" fo:font-size="9pt" style:font-size-asian="9pt" style:font-size-complex="9pt" fo:language="fr" fo:country="FR"/>
    </style:style>
    <style:style style:name="T31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T313" style:parent-style-name="Policepardéfaut" style:family="text">
      <style:text-properties style:font-name="Consolas" style:font-name-complex="Consolas" fo:font-style="italic" style:font-style-asian="italic" style:font-style-complex="italic" fo:color="#000000" fo:font-size="9pt" style:font-size-asian="9pt" style:font-size-complex="9pt" fo:language="fr" fo:country="FR"/>
    </style:style>
    <style:style style:name="T314" style:parent-style-name="Policepardéfaut" style:family="text">
      <style:text-properties style:font-name="Consolas" style:font-name-complex="Consolas" fo:font-style="italic" style:font-style-asian="italic" style:font-style-complex="italic" fo:color="#000000" fo:font-size="9pt" style:font-size-asian="9pt" style:font-size-complex="9pt" fo:language="fr" fo:country="FR"/>
    </style:style>
    <style:style style:name="T31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T316" style:parent-style-name="Policepardéfaut" style:family="text">
      <style:text-properties style:font-name="Consolas" style:font-name-complex="Consolas" fo:font-style="italic" style:font-style-asian="italic" style:font-style-complex="italic" fo:color="#000000" fo:font-size="9pt" style:font-size-asian="9pt" style:font-size-complex="9pt" fo:language="fr" fo:country="FR"/>
    </style:style>
    <style:style style:name="P317" style:parent-style-name="PreformattedText" style:family="paragraph">
      <style:text-properties fo:font-weight="bold" style:font-weight-asian="bold" style:font-weight-complex="bold" fo:font-style="italic" style:font-style-asian="italic" style:font-style-complex="italic" fo:color="#0084D1"/>
    </style:style>
    <style:style style:name="P318" style:parent-style-name="PreformattedText" style:family="paragraph">
      <style:paragraph-properties fo:margin-bottom="0.1965in"/>
      <style:text-properties style:font-name-complex="Consolas" fo:font-weight="bold" style:font-weight-asian="bold" style:font-weight-complex="bold" fo:font-style="italic" style:font-style-asian="italic" style:font-style-complex="italic" fo:color="#0084D1"/>
    </style:style>
    <style:style style:name="P319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320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32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32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677C"/>
    </style:style>
    <style:style style:name="T32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677C"/>
    </style:style>
    <style:style style:name="T32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T32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/>
    </style:style>
    <style:style style:name="T32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font-size="9pt" style:font-size-asian="9pt" style:font-size-complex="9pt"/>
    </style:style>
    <style:style style:name="T32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/>
    </style:style>
    <style:style style:name="P328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329" style:parent-style-name="Policepardéfaut" style:family="text">
      <style:text-properties fo:color="#C0C0C0"/>
    </style:style>
    <style:style style:name="T330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677C"/>
    </style:style>
    <style:style style:name="T33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32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333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33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33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677C"/>
    </style:style>
    <style:style style:name="T33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P337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338" style:parent-style-name="Policepardéfaut" style:family="text">
      <style:text-properties fo:color="#C0C0C0"/>
    </style:style>
    <style:style style:name="T33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800000"/>
    </style:style>
    <style:style style:name="T340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/>
    </style:style>
    <style:style style:name="T341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800080"/>
    </style:style>
    <style:style style:name="T342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/>
    </style:style>
    <style:style style:name="T343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677C"/>
    </style:style>
    <style:style style:name="T344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/>
    </style:style>
    <style:style style:name="T345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808000"/>
    </style:style>
    <style:style style:name="T346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/>
    </style:style>
    <style:style style:name="T347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677C"/>
    </style:style>
    <style:style style:name="T348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/>
    </style:style>
    <style:style style:name="T34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8000"/>
    </style:style>
    <style:style style:name="T350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/>
    </style:style>
    <style:style style:name="T351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8000"/>
    </style:style>
    <style:style style:name="T352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/>
    </style:style>
    <style:style style:name="T353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8000"/>
    </style:style>
    <style:style style:name="T354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/>
    </style:style>
    <style:style style:name="T355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677C"/>
    </style:style>
    <style:style style:name="T356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/>
    </style:style>
    <style:style style:name="T357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8000"/>
    </style:style>
    <style:style style:name="T358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/>
    </style:style>
    <style:style style:name="T35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8000"/>
    </style:style>
    <style:style style:name="T360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/>
    </style:style>
    <style:style style:name="T361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8000"/>
    </style:style>
    <style:style style:name="T362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/>
    </style:style>
    <style:style style:name="T363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8000"/>
    </style:style>
    <style:style style:name="T364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/>
    </style:style>
    <style:style style:name="T365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/>
    </style:style>
    <style:style style:name="T36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font-size="9pt" style:font-size-asian="9pt" style:font-size-complex="9pt" fo:language="fr" fo:country="FR"/>
    </style:style>
    <style:style style:name="T36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P368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P369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T370" style:parent-style-name="Policepardéfaut" style:family="text">
      <style:text-properties style:font-name="Consolas" style:font-name-complex="Consolas" fo:color="#000000" fo:font-size="10pt" style:font-size-asian="10pt" style:font-size-complex="10pt" fo:language="fr" fo:country="FR"/>
    </style:style>
    <style:style style:name="T371" style:parent-style-name="Policepardéfaut" style:family="text">
      <style:text-properties style:font-name="Consolas" style:font-name-complex="Consolas" fo:color="#800000" fo:font-size="10pt" style:font-size-asian="10pt" style:font-size-complex="10pt" fo:language="fr" fo:country="FR"/>
    </style:style>
    <style:style style:name="T37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font-size="9pt" style:font-size-asian="9pt" style:font-size-complex="9pt" fo:language="fr" fo:country="FR"/>
    </style:style>
    <style:style style:name="T37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37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font-size="10pt" style:font-size-asian="10pt" style:font-size-complex="10pt" fo:language="fr" fo:country="FR"/>
    </style:style>
    <style:style style:name="T37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376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T377" style:parent-style-name="Policepardéfaut" style:family="text">
      <style:text-properties style:font-name="Consolas" style:font-name-complex="Consolas" fo:color="#800080" fo:font-size="10pt" style:font-size-asian="10pt" style:font-size-complex="10pt"/>
    </style:style>
    <style:style style:name="T378" style:parent-style-name="Policepardéfaut" style:family="text">
      <style:text-properties style:font-name="Consolas" style:font-name-complex="Consolas" fo:color="#C0C0C0" fo:font-size="10pt" style:font-size-asian="10pt" style:font-size-complex="10pt"/>
    </style:style>
    <style:style style:name="T379" style:parent-style-name="Policepardéfaut" style:family="text">
      <style:text-properties style:font-name="Consolas" style:font-name-complex="Consolas" fo:color="#800000" fo:font-size="10pt" style:font-size-asian="10pt" style:font-size-complex="10pt"/>
    </style:style>
    <style:style style:name="T380" style:parent-style-name="Policepardéfaut" style:family="text">
      <style:text-properties fo:color="#C0C0C0"/>
    </style:style>
    <style:style style:name="T381" style:parent-style-name="Policepardéfaut" style:family="text">
      <style:text-properties fo:color="#C0C0C0"/>
    </style:style>
    <style:style style:name="T382" style:parent-style-name="Policepardéfaut" style:family="text">
      <style:text-properties fo:color="#C0C0C0"/>
    </style:style>
    <style:style style:name="T383" style:parent-style-name="Policepardéfaut" style:family="text">
      <style:text-properties fo:color="#800080"/>
    </style:style>
    <style:style style:name="T384" style:parent-style-name="Policepardéfaut" style:family="text">
      <style:text-properties fo:color="#C0C0C0"/>
    </style:style>
    <style:style style:name="T385" style:parent-style-name="Policepardéfaut" style:family="text">
      <style:text-properties fo:color="#800000"/>
    </style:style>
    <style:style style:name="T386" style:parent-style-name="Policepardéfaut" style:family="text">
      <style:text-properties fo:color="#C0C0C0"/>
    </style:style>
    <style:style style:name="T387" style:parent-style-name="Policepardéfaut" style:family="text">
      <style:text-properties fo:color="#C0C0C0"/>
    </style:style>
    <style:style style:name="T388" style:parent-style-name="Policepardéfaut" style:family="text">
      <style:text-properties fo:color="#C0C0C0"/>
    </style:style>
    <style:style style:name="T389" style:parent-style-name="Policepardéfaut" style:family="text">
      <style:text-properties fo:color="#800080" fo:language="fr" fo:country="FR"/>
    </style:style>
    <style:style style:name="T390" style:parent-style-name="Policepardéfaut" style:family="text">
      <style:text-properties fo:color="#C0C0C0" fo:language="fr" fo:country="FR"/>
    </style:style>
    <style:style style:name="T391" style:parent-style-name="Policepardéfaut" style:family="text">
      <style:text-properties fo:color="#800000" fo:language="fr" fo:country="FR"/>
    </style:style>
    <style:style style:name="T392" style:parent-style-name="Policepardéfaut" style:family="text">
      <style:text-properties fo:language="fr" fo:country="FR"/>
    </style:style>
    <style:style style:name="T393" style:parent-style-name="Policepardéfaut" style:family="text">
      <style:text-properties fo:color="#800000" fo:language="fr" fo:country="FR"/>
    </style:style>
    <style:style style:name="T394" style:parent-style-name="Policepardéfaut" style:family="text">
      <style:text-properties fo:language="fr" fo:country="FR"/>
    </style:style>
    <style:style style:name="T395" style:parent-style-name="Policepardéfaut" style:family="text">
      <style:text-properties fo:color="#800000" fo:language="fr" fo:country="FR"/>
    </style:style>
    <style:style style:name="T396" style:parent-style-name="Policepardéfaut" style:family="text">
      <style:text-properties fo:language="fr" fo:country="FR"/>
    </style:style>
    <style:style style:name="T397" style:parent-style-name="Policepardéfaut" style:family="text">
      <style:text-properties fo:color="#800000" fo:language="fr" fo:country="FR"/>
    </style:style>
    <style:style style:name="T398" style:parent-style-name="Policepardéfaut" style:family="text">
      <style:text-properties fo:language="fr" fo:country="FR"/>
    </style:style>
    <style:style style:name="T399" style:parent-style-name="Policepardéfaut" style:family="text">
      <style:text-properties fo:color="#800000" fo:language="fr" fo:country="FR"/>
    </style:style>
    <style:style style:name="T400" style:parent-style-name="Policepardéfaut" style:family="text">
      <style:text-properties fo:color="#C0C0C0" fo:language="fr" fo:country="FR"/>
    </style:style>
    <style:style style:name="T401" style:parent-style-name="Policepardéfaut" style:family="text">
      <style:text-properties fo:color="#C0C0C0" fo:language="fr" fo:country="FR"/>
    </style:style>
    <style:style style:name="T402" style:parent-style-name="Policepardéfaut" style:family="text">
      <style:text-properties fo:color="#C0C0C0" fo:language="fr" fo:country="FR"/>
    </style:style>
    <style:style style:name="T403" style:parent-style-name="Policepardéfaut" style:family="text">
      <style:text-properties fo:color="#800080"/>
    </style:style>
    <style:style style:name="T404" style:parent-style-name="Policepardéfaut" style:family="text">
      <style:text-properties fo:color="#C0C0C0"/>
    </style:style>
    <style:style style:name="T405" style:parent-style-name="Policepardéfaut" style:family="text">
      <style:text-properties fo:color="#800000"/>
    </style:style>
    <style:style style:name="T406" style:parent-style-name="Policepardéfaut" style:family="text">
      <style:text-properties fo:color="#C0C0C0"/>
    </style:style>
    <style:style style:name="T407" style:parent-style-name="Policepardéfaut" style:family="text">
      <style:text-properties fo:color="#C0C0C0"/>
    </style:style>
    <style:style style:name="T408" style:parent-style-name="Policepardéfaut" style:family="text">
      <style:text-properties fo:color="#C0C0C0"/>
    </style:style>
    <style:style style:name="T409" style:parent-style-name="Policepardéfaut" style:family="text">
      <style:text-properties fo:color="#800080"/>
    </style:style>
    <style:style style:name="T410" style:parent-style-name="Policepardéfaut" style:family="text">
      <style:text-properties fo:color="#C0C0C0"/>
    </style:style>
    <style:style style:name="T411" style:parent-style-name="Policepardéfaut" style:family="text">
      <style:text-properties fo:color="#800000"/>
    </style:style>
    <style:style style:name="T412" style:parent-style-name="Policepardéfaut" style:family="text">
      <style:text-properties fo:color="#C0C0C0"/>
    </style:style>
    <style:style style:name="T413" style:parent-style-name="Policepardéfaut" style:family="text">
      <style:text-properties fo:color="#C0C0C0"/>
    </style:style>
    <style:style style:name="T414" style:parent-style-name="Policepardéfaut" style:family="text">
      <style:text-properties fo:color="#C0C0C0"/>
    </style:style>
    <style:style style:name="T415" style:parent-style-name="Policepardéfaut" style:family="text">
      <style:text-properties fo:color="#800080"/>
    </style:style>
    <style:style style:name="T416" style:parent-style-name="Policepardéfaut" style:family="text">
      <style:text-properties fo:color="#C0C0C0"/>
    </style:style>
    <style:style style:name="T417" style:parent-style-name="Policepardéfaut" style:family="text">
      <style:text-properties fo:color="#800000"/>
    </style:style>
    <style:style style:name="T418" style:parent-style-name="Policepardéfaut" style:family="text">
      <style:text-properties fo:color="#C0C0C0"/>
    </style:style>
    <style:style style:name="T419" style:parent-style-name="Policepardéfaut" style:family="text">
      <style:text-properties fo:color="#C0C0C0"/>
    </style:style>
    <style:style style:name="T420" style:parent-style-name="Policepardéfaut" style:family="text">
      <style:text-properties fo:color="#C0C0C0"/>
    </style:style>
    <style:style style:name="T421" style:parent-style-name="Policepardéfaut" style:family="text">
      <style:text-properties fo:color="#800080"/>
    </style:style>
    <style:style style:name="T422" style:parent-style-name="Policepardéfaut" style:family="text">
      <style:text-properties fo:color="#C0C0C0"/>
    </style:style>
    <style:style style:name="T423" style:parent-style-name="Policepardéfaut" style:family="text">
      <style:text-properties fo:color="#800000"/>
    </style:style>
    <style:style style:name="T424" style:parent-style-name="Policepardéfaut" style:family="text">
      <style:text-properties fo:color="#C0C0C0"/>
    </style:style>
    <style:style style:name="T425" style:parent-style-name="Policepardéfaut" style:family="text">
      <style:text-properties fo:color="#C0C0C0"/>
    </style:style>
    <style:style style:name="T426" style:parent-style-name="Policepardéfaut" style:family="text">
      <style:text-properties fo:color="#C0C0C0"/>
    </style:style>
    <style:style style:name="T427" style:parent-style-name="Policepardéfaut" style:family="text">
      <style:text-properties fo:color="#808000"/>
    </style:style>
    <style:style style:name="T428" style:parent-style-name="Policepardéfaut" style:family="text">
      <style:text-properties fo:color="#C0C0C0"/>
    </style:style>
    <style:style style:name="T429" style:parent-style-name="Policepardéfaut" style:family="text">
      <style:text-properties fo:color="#800000"/>
    </style:style>
    <style:style style:name="P430" style:parent-style-name="Standard" style:family="paragraph">
      <style:text-properties style:font-name="Consolas" style:font-name-complex="Consolas" fo:color="#800000" fo:font-size="10pt" style:font-size-asian="10pt" style:font-size-complex="10pt"/>
    </style:style>
    <style:style style:name="P431" style:parent-style-name="Standard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 fo:language="fr" fo:country="FR"/>
    </style:style>
    <style:style style:name="P432" style:parent-style-name="Standard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10pt" style:font-size-asian="10pt" style:font-size-complex="10pt" fo:language="fr" fo:country="FR"/>
    </style:style>
    <style:style style:name="T43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677C" fo:language="fr" fo:country="FR"/>
    </style:style>
    <style:style style:name="T43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43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80" fo:language="fr" fo:country="FR"/>
    </style:style>
    <style:style style:name="T43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43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43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92E64" fo:language="fr" fo:country="FR"/>
    </style:style>
    <style:style style:name="T43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44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language="fr" fo:country="FR"/>
    </style:style>
    <style:style style:name="T44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font-size="9pt" style:font-size-asian="9pt" style:font-size-complex="9pt" fo:language="fr" fo:country="FR"/>
    </style:style>
    <style:style style:name="T44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44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444" style:parent-style-name="Policepardéfaut" style:family="text">
      <style:text-properties fo:color="#C0C0C0"/>
    </style:style>
    <style:style style:name="T445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800000"/>
    </style:style>
    <style:style style:name="T446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47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677C"/>
    </style:style>
    <style:style style:name="T44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4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808000"/>
    </style:style>
    <style:style style:name="T450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51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452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45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45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T45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677C"/>
    </style:style>
    <style:style style:name="T45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T45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/>
    </style:style>
    <style:style style:name="T45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font-size="9pt" style:font-size-asian="9pt" style:font-size-complex="9pt"/>
    </style:style>
    <style:style style:name="T45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/>
    </style:style>
    <style:style style:name="T46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T461" style:parent-style-name="Policepardéfaut" style:family="text">
      <style:text-properties fo:color="#C0C0C0" fo:language="fr" fo:country="FR"/>
    </style:style>
    <style:style style:name="T462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808000" fo:language="fr" fo:country="FR"/>
    </style:style>
    <style:style style:name="T463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0C0C0" fo:language="fr" fo:country="FR"/>
    </style:style>
    <style:style style:name="T464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800000" fo:language="fr" fo:country="FR"/>
    </style:style>
    <style:style style:name="P465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P466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T46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46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677C" fo:language="fr" fo:country="FR"/>
    </style:style>
    <style:style style:name="T46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47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language="fr" fo:country="FR"/>
    </style:style>
    <style:style style:name="T47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47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47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47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47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47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47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47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47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48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48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P482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T483" style:parent-style-name="Policepardéfaut" style:family="text">
      <style:text-properties fo:color="#C0C0C0" fo:language="fr" fo:country="FR"/>
    </style:style>
    <style:style style:name="T48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485" style:parent-style-name="Policepardéfaut" style:family="text">
      <style:text-properties fo:color="#C0C0C0" fo:language="fr" fo:country="FR"/>
    </style:style>
    <style:style style:name="T486" style:parent-style-name="Policepardéfaut" style:family="text">
      <style:text-properties fo:color="#00677C" fo:language="fr" fo:country="FR"/>
    </style:style>
    <style:style style:name="T487" style:parent-style-name="Policepardéfaut" style:family="text">
      <style:text-properties fo:color="#C0C0C0" fo:language="fr" fo:country="FR"/>
    </style:style>
    <style:style style:name="T48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489" style:parent-style-name="Policepardéfaut" style:family="text">
      <style:text-properties fo:color="#C0C0C0" fo:language="fr" fo:country="FR"/>
    </style:style>
    <style:style style:name="T490" style:parent-style-name="Policepardéfaut" style:family="text">
      <style:text-properties fo:color="#008000" fo:language="fr" fo:country="FR"/>
    </style:style>
    <style:style style:name="T491" style:parent-style-name="Policepardéfaut" style:family="text">
      <style:text-properties fo:color="#C0C0C0" fo:language="fr" fo:country="FR"/>
    </style:style>
    <style:style style:name="T492" style:parent-style-name="Policepardéfaut" style:family="text">
      <style:text-properties fo:color="#008000" fo:language="fr" fo:country="FR"/>
    </style:style>
    <style:style style:name="T493" style:parent-style-name="Policepardéfaut" style:family="text">
      <style:text-properties fo:color="#C0C0C0" fo:language="fr" fo:country="FR"/>
    </style:style>
    <style:style style:name="T494" style:parent-style-name="Policepardéfaut" style:family="text">
      <style:text-properties fo:color="#008000" fo:language="fr" fo:country="FR"/>
    </style:style>
    <style:style style:name="T495" style:parent-style-name="Policepardéfaut" style:family="text">
      <style:text-properties fo:color="#C0C0C0" fo:language="fr" fo:country="FR"/>
    </style:style>
    <style:style style:name="T496" style:parent-style-name="Policepardéfaut" style:family="text">
      <style:text-properties fo:color="#008000" fo:language="fr" fo:country="FR"/>
    </style:style>
    <style:style style:name="T497" style:parent-style-name="Policepardéfaut" style:family="text">
      <style:text-properties fo:color="#C0C0C0" fo:language="fr" fo:country="FR"/>
    </style:style>
    <style:style style:name="T498" style:parent-style-name="Policepardéfaut" style:family="text">
      <style:text-properties fo:color="#008000" fo:language="fr" fo:country="FR"/>
    </style:style>
    <style:style style:name="T499" style:parent-style-name="Policepardéfaut" style:family="text">
      <style:text-properties fo:color="#C0C0C0" fo:language="fr" fo:country="FR"/>
    </style:style>
    <style:style style:name="T500" style:parent-style-name="Policepardéfaut" style:family="text">
      <style:text-properties fo:color="#008000" fo:language="fr" fo:country="FR"/>
    </style:style>
    <style:style style:name="T501" style:parent-style-name="Policepardéfaut" style:family="text">
      <style:text-properties fo:color="#C0C0C0" fo:language="fr" fo:country="FR"/>
    </style:style>
    <style:style style:name="T502" style:parent-style-name="Policepardéfaut" style:family="text">
      <style:text-properties fo:color="#008000" fo:language="fr" fo:country="FR"/>
    </style:style>
    <style:style style:name="T503" style:parent-style-name="Policepardéfaut" style:family="text">
      <style:text-properties fo:color="#C0C0C0" fo:language="fr" fo:country="FR"/>
    </style:style>
    <style:style style:name="T504" style:parent-style-name="Policepardéfaut" style:family="text">
      <style:text-properties fo:color="#008000" fo:language="fr" fo:country="FR"/>
    </style:style>
    <style:style style:name="T505" style:parent-style-name="Policepardéfaut" style:family="text">
      <style:text-properties fo:color="#C0C0C0" fo:language="fr" fo:country="FR"/>
    </style:style>
    <style:style style:name="T506" style:parent-style-name="Policepardéfaut" style:family="text">
      <style:text-properties fo:color="#009933"/>
    </style:style>
    <style:style style:name="T507" style:parent-style-name="Policepardéfaut" style:family="text">
      <style:text-properties fo:color="#008000"/>
    </style:style>
    <style:style style:name="T508" style:parent-style-name="Policepardéfaut" style:family="text">
      <style:text-properties fo:color="#C0C0C0"/>
    </style:style>
    <style:style style:name="T509" style:parent-style-name="Policepardéfaut" style:family="text">
      <style:text-properties fo:color="#008000"/>
    </style:style>
    <style:style style:name="T510" style:parent-style-name="Policepardéfaut" style:family="text">
      <style:text-properties fo:color="#C0C0C0"/>
    </style:style>
    <style:style style:name="T511" style:parent-style-name="Policepardéfaut" style:family="text">
      <style:text-properties fo:color="#008000"/>
    </style:style>
    <style:style style:name="T512" style:parent-style-name="Policepardéfaut" style:family="text">
      <style:text-properties fo:color="#C0C0C0"/>
    </style:style>
    <style:style style:name="T513" style:parent-style-name="Policepardéfaut" style:family="text">
      <style:text-properties fo:color="#008000"/>
    </style:style>
    <style:style style:name="T514" style:parent-style-name="Policepardéfaut" style:family="text">
      <style:text-properties fo:color="#C0C0C0"/>
    </style:style>
    <style:style style:name="T515" style:parent-style-name="Policepardéfaut" style:family="text">
      <style:text-properties fo:color="#008000"/>
    </style:style>
    <style:style style:name="T516" style:parent-style-name="Policepardéfaut" style:family="text">
      <style:text-properties fo:color="#C0C0C0"/>
    </style:style>
    <style:style style:name="T517" style:parent-style-name="Policepardéfaut" style:family="text">
      <style:text-properties fo:color="#808000" fo:language="fr" fo:country="FR"/>
    </style:style>
    <style:style style:name="T518" style:parent-style-name="Policepardéfaut" style:family="text">
      <style:text-properties fo:color="#C0C0C0" fo:language="fr" fo:country="FR"/>
    </style:style>
    <style:style style:name="T51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520" style:parent-style-name="Policepardéfaut" style:family="text">
      <style:text-properties fo:color="#C0C0C0" fo:language="fr" fo:country="FR"/>
    </style:style>
    <style:style style:name="T521" style:parent-style-name="Policepardéfaut" style:family="text">
      <style:text-properties fo:color="#C0C0C0" fo:language="fr" fo:country="FR"/>
    </style:style>
    <style:style style:name="T52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font-size="9pt" style:font-size-asian="9pt" style:font-size-complex="9pt" fo:language="fr" fo:country="FR"/>
    </style:style>
    <style:style style:name="T52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524" style:parent-style-name="Policepardéfaut" style:family="text">
      <style:text-properties style:font-name="Consolas" style:font-name-complex="Consolas" fo:font-style="italic" style:font-style-asian="italic" style:font-style-complex="italic" fo:color="#000000" fo:font-size="9pt" style:font-size-asian="9pt" style:font-size-complex="9pt" fo:language="fr" fo:country="FR"/>
    </style:style>
    <style:style style:name="T52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T526" style:parent-style-name="Policepardéfaut" style:family="text">
      <style:text-properties style:font-name="Consolas" style:font-name-complex="Consolas" fo:font-style="italic" style:font-style-asian="italic" style:font-style-complex="italic" fo:color="#000000" fo:font-size="9pt" style:font-size-asian="9pt" style:font-size-complex="9pt" fo:language="fr" fo:country="FR"/>
    </style:style>
    <style:style style:name="T527" style:parent-style-name="Policepardéfaut" style:family="text">
      <style:text-properties style:font-name="Consolas" style:font-name-complex="Consolas" fo:font-style="italic" style:font-style-asian="italic" style:font-style-complex="italic" fo:color="#000000" fo:font-size="9pt" style:font-size-asian="9pt" style:font-size-complex="9pt" fo:language="fr" fo:country="FR"/>
    </style:style>
    <style:style style:name="T52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T529" style:parent-style-name="Policepardéfaut" style:family="text">
      <style:text-properties style:font-name="Consolas" style:font-name-complex="Consolas" fo:font-style="italic" style:font-style-asian="italic" style:font-style-complex="italic" fo:color="#000000" fo:font-size="9pt" style:font-size-asian="9pt" style:font-size-complex="9pt" fo:language="fr" fo:country="FR"/>
    </style:style>
    <style:style style:name="T53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font-size="10pt" style:font-size-asian="10pt" style:font-size-complex="10pt" fo:language="fr" fo:country="FR"/>
    </style:style>
    <style:style style:name="T531" style:parent-style-name="Policepardéfaut" style:family="text">
      <style:text-properties fo:color="#C0C0C0" fo:language="fr" fo:country="FR"/>
    </style:style>
    <style:style style:name="T532" style:parent-style-name="Policepardéfaut" style:family="text">
      <style:text-properties fo:color="#00677C" fo:language="fr" fo:country="FR"/>
    </style:style>
    <style:style style:name="T533" style:parent-style-name="Policepardéfaut" style:family="text">
      <style:text-properties fo:color="#C0C0C0" fo:language="fr" fo:country="FR"/>
    </style:style>
    <style:style style:name="T53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font-size="10pt" style:font-size-asian="10pt" style:font-size-complex="10pt" fo:language="fr" fo:country="FR"/>
    </style:style>
    <style:style style:name="T535" style:parent-style-name="Policepardéfaut" style:family="text">
      <style:text-properties fo:color="#C0C0C0" fo:language="fr" fo:country="FR"/>
    </style:style>
    <style:style style:name="T536" style:parent-style-name="Policepardéfaut" style:family="text">
      <style:text-properties fo:color="#808000" fo:language="fr" fo:country="FR"/>
    </style:style>
    <style:style style:name="T537" style:parent-style-name="Policepardéfaut" style:family="text">
      <style:text-properties fo:color="#808000" fo:language="fr" fo:country="FR"/>
    </style:style>
    <style:style style:name="T538" style:parent-style-name="Policepardéfaut" style:family="text">
      <style:text-properties fo:color="#808000" fo:language="fr" fo:country="FR"/>
    </style:style>
    <style:style style:name="T539" style:parent-style-name="Policepardéfaut" style:family="text">
      <style:text-properties fo:font-weight="bold" style:font-weight-asian="bold" style:font-weight-complex="bold" fo:color="#CC0000" fo:language="fr" fo:country="FR"/>
    </style:style>
    <style:style style:name="T540" style:parent-style-name="Policepardéfaut" style:family="text">
      <style:text-properties fo:color="#808000" fo:language="fr" fo:country="FR"/>
    </style:style>
    <style:style style:name="T541" style:parent-style-name="Policepardéfaut" style:family="text">
      <style:text-properties style:font-name="Consolas" style:font-name-complex="Consolas" fo:font-style="italic" style:font-style-asian="italic" style:font-style-complex="italic" fo:color="#C0C0C0" fo:font-size="9pt" style:font-size-asian="9pt" style:font-size-complex="9pt" fo:language="fr" fo:country="FR"/>
    </style:style>
    <style:style style:name="T54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543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44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545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46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547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48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549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50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551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52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553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54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555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56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57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58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559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60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561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62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563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P564" style:parent-style-name="PreformattedText" style:family="paragraph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65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6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P567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P568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P569" style:parent-style-name="PreformattedText" style:family="paragraph">
      <style:paragraph-properties fo:margin-bottom="0.1965in"/>
    </style:style>
    <style:style style:name="T57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57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572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77C" fo:language="fr" fo:country="FR"/>
    </style:style>
    <style:style style:name="T573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57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57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language="fr" fo:country="FR"/>
    </style:style>
    <style:style style:name="T57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language="fr" fo:country="FR"/>
    </style:style>
    <style:style style:name="T57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language="fr" fo:country="FR"/>
    </style:style>
    <style:style style:name="T57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language="fr" fo:country="FR"/>
    </style:style>
    <style:style style:name="T57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 fo:language="fr" fo:country="FR"/>
    </style:style>
    <style:style style:name="T58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T581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582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583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584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85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586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87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588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89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90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91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92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93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94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95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96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59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P598" style:parent-style-name="PreformattedText" style:family="paragraph">
      <style:paragraph-properties fo:margin-bottom="0.1965in"/>
    </style:style>
    <style:style style:name="T59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600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60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77C" fo:language="fr" fo:country="FR"/>
    </style:style>
    <style:style style:name="T602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603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808000" fo:language="fr" fo:country="FR"/>
    </style:style>
    <style:style style:name="T604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605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800080" fo:language="fr" fo:country="FR"/>
    </style:style>
    <style:style style:name="T606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607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60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609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610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61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61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T613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614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615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616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617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618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619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620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621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622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623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624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625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626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27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628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29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630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31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632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33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634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35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636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37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638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39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640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41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642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43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644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45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646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47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648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49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650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51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652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653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54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55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P656" style:parent-style-name="PreformattedText" style:family="paragraph">
      <style:paragraph-properties fo:margin-bottom="0.1965in" fo:margin-left="0.4923in" fo:text-indent="0.4923in">
        <style:tab-stops/>
      </style:paragraph-properties>
    </style:style>
    <style:style style:name="T657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58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59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60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61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62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63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64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65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66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P667" style:parent-style-name="PreformattedText" style:family="paragraph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P668" style:parent-style-name="PreformattedText" style:family="paragraph">
      <style:paragraph-properties fo:margin-bottom="0.1965in"/>
    </style:style>
    <style:style style:name="T66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67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67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672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77C" fo:language="fr" fo:country="FR"/>
    </style:style>
    <style:style style:name="T673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674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675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676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677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678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679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680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68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682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68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T68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68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68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687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688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689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690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691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692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693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694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695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696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697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698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699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700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701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70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P703" style:parent-style-name="PreformattedText" style:family="paragraph">
      <style:paragraph-properties fo:margin-bottom="0.1965in"/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P704" style:parent-style-name="PreformattedText" style:family="paragraph">
      <style:paragraph-properties fo:margin-bottom="0.1965in"/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P705" style:parent-style-name="PreformattedText" style:family="paragraph">
      <style:paragraph-properties fo:margin-bottom="0.1965in"/>
    </style:style>
    <style:style style:name="T70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707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708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77C" fo:language="fr" fo:country="FR"/>
    </style:style>
    <style:style style:name="T709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710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800080" fo:language="fr" fo:country="FR"/>
    </style:style>
    <style:style style:name="T71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712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713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714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71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T716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717" style:parent-style-name="Policepardéfaut" style:family="text">
      <style:text-properties style:font-name="Consolas" style:font-name-complex="Consolas" fo:color="#008000" fo:language="fr" fo:country="FR"/>
    </style:style>
    <style:style style:name="T718" style:parent-style-name="Policepardéfaut" style:family="text">
      <style:text-properties style:font-name="Consolas" style:font-name-complex="Consolas" fo:color="#C0C0C0" fo:language="fr" fo:country="FR"/>
    </style:style>
    <style:style style:name="T719" style:parent-style-name="Policepardéfaut" style:family="text">
      <style:text-properties style:font-name="Consolas" style:font-name-complex="Consolas" fo:color="#008000" fo:language="fr" fo:country="FR"/>
    </style:style>
    <style:style style:name="T720" style:parent-style-name="Policepardéfaut" style:family="text">
      <style:text-properties style:font-name="Consolas" style:font-name-complex="Consolas" fo:color="#C0C0C0" fo:language="fr" fo:country="FR"/>
    </style:style>
    <style:style style:name="T721" style:parent-style-name="Policepardéfaut" style:family="text">
      <style:text-properties style:font-name="Consolas" style:font-name-complex="Consolas" fo:color="#008000" fo:language="fr" fo:country="FR"/>
    </style:style>
    <style:style style:name="T722" style:parent-style-name="Policepardéfaut" style:family="text">
      <style:text-properties style:font-name="Consolas" style:font-name-complex="Consolas" fo:color="#C0C0C0" fo:language="fr" fo:country="FR"/>
    </style:style>
    <style:style style:name="T723" style:parent-style-name="Policepardéfaut" style:family="text">
      <style:text-properties style:font-name="Consolas" style:font-name-complex="Consolas" fo:color="#008000" fo:language="fr" fo:country="FR"/>
    </style:style>
    <style:style style:name="T724" style:parent-style-name="Policepardéfaut" style:family="text">
      <style:text-properties style:font-name="Consolas" style:font-name-complex="Consolas" fo:color="#C0C0C0" fo:language="fr" fo:country="FR"/>
    </style:style>
    <style:style style:name="T725" style:parent-style-name="Policepardéfaut" style:family="text">
      <style:text-properties style:font-name="Consolas" style:font-name-complex="Consolas" fo:color="#008000" fo:language="fr" fo:country="FR"/>
    </style:style>
    <style:style style:name="T726" style:parent-style-name="Policepardéfaut" style:family="text">
      <style:text-properties style:font-name="Consolas" style:font-name-complex="Consolas" fo:color="#C0C0C0" fo:language="fr" fo:country="FR"/>
    </style:style>
    <style:style style:name="T727" style:parent-style-name="Policepardéfaut" style:family="text">
      <style:text-properties style:font-name="Consolas" style:font-name-complex="Consolas" fo:color="#008000" fo:language="fr" fo:country="FR"/>
    </style:style>
    <style:style style:name="T728" style:parent-style-name="Policepardéfaut" style:family="text">
      <style:text-properties style:font-name="Consolas" style:font-name-complex="Consolas" fo:color="#C0C0C0" fo:language="fr" fo:country="FR"/>
    </style:style>
    <style:style style:name="T729" style:parent-style-name="Policepardéfaut" style:family="text">
      <style:text-properties style:font-name="Consolas" style:font-name-complex="Consolas" fo:color="#008000" fo:language="fr" fo:country="FR"/>
    </style:style>
    <style:style style:name="P730" style:parent-style-name="PreformattedText" style:family="paragraph">
      <style:paragraph-properties fo:margin-bottom="0.1965in"/>
    </style:style>
    <style:style style:name="T731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P732" style:parent-style-name="PreformattedText" style:family="paragraph">
      <style:paragraph-properties fo:margin-bottom="0.1965in"/>
    </style:style>
    <style:style style:name="T733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734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735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736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737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738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739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740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741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742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743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744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745" style:parent-style-name="Policepardéfaut" style:family="text">
      <style:text-properties style:font-name="Consolas" style:font-name-complex="Consolas" fo:font-style="italic" style:font-style-asian="italic" style:font-style-complex="italic" fo:color="#009933" fo:language="fr" fo:country="FR"/>
    </style:style>
    <style:style style:name="T74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747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74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9933" fo:language="fr" fo:country="FR"/>
    </style:style>
    <style:style style:name="T749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75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75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752" style:parent-style-name="Policepardéfaut" style:family="text">
      <style:text-properties style:font-name="Consolas" style:font-name-complex="Consolas" fo:font-style="italic" style:font-style-asian="italic" style:font-style-complex="italic" fo:color="#000000" fo:font-size="9pt" style:font-size-asian="9pt" style:font-size-complex="9pt" fo:language="fr" fo:country="FR"/>
    </style:style>
    <style:style style:name="T75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P754" style:parent-style-name="PreformattedText" style:family="paragraph">
      <style:paragraph-properties fo:margin-bottom="0.1965in"/>
    </style:style>
    <style:style style:name="T755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756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757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758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759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760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761" style:parent-style-name="Policepardéfaut" style:family="text">
      <style:text-properties style:font-name="Consolas" style:font-name-complex="Consolas" fo:font-style="italic" style:font-style-asian="italic" style:font-style-complex="italic" fo:color="#C0C0C0" fo:language="fr" fo:country="FR"/>
    </style:style>
    <style:style style:name="T762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763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764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765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766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767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768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769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770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77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772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77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9933" fo:language="fr" fo:country="FR"/>
    </style:style>
    <style:style style:name="T77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77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776" style:parent-style-name="Policepardéfaut" style:family="text">
      <style:text-properties style:font-name="Consolas" style:font-name-complex="Consolas" fo:font-style="italic" style:font-style-asian="italic" style:font-style-complex="italic" fo:color="#000000" fo:font-size="9pt" style:font-size-asian="9pt" style:font-size-complex="9pt" fo:language="fr" fo:country="FR"/>
    </style:style>
    <style:style style:name="T77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P778" style:parent-style-name="PreformattedText" style:family="paragraph">
      <style:paragraph-properties fo:margin-bottom="0.1965in"/>
    </style:style>
    <style:style style:name="T779" style:parent-style-name="Policepardéfaut" style:family="text">
      <style:text-properties style:font-name="Consolas" style:font-name-complex="Consolas" fo:font-style="italic" style:font-style-asian="italic" style:font-style-complex="italic" fo:color="#000000" fo:font-size="9pt" style:font-size-asian="9pt" style:font-size-complex="9pt" fo:language="fr" fo:country="FR"/>
    </style:style>
    <style:style style:name="T780" style:parent-style-name="Policepardéfaut" style:family="text">
      <style:text-properties style:font-name="Consolas" style:font-name-complex="Consolas" fo:font-style="italic" style:font-style-asian="italic" style:font-style-complex="italic" fo:color="#008000" fo:font-size="9pt" style:font-size-asian="9pt" style:font-size-complex="9pt" fo:language="fr" fo:country="FR"/>
    </style:style>
    <style:style style:name="T781" style:parent-style-name="Policepardéfaut" style:family="text">
      <style:text-properties style:font-name="Consolas" style:font-name-complex="Consolas" fo:font-style="italic" style:font-style-asian="italic" style:font-style-complex="italic" fo:color="#C0C0C0" fo:font-size="9pt" style:font-size-asian="9pt" style:font-size-complex="9pt" fo:language="fr" fo:country="FR"/>
    </style:style>
    <style:style style:name="T782" style:parent-style-name="Policepardéfaut" style:family="text">
      <style:text-properties style:font-name="Consolas" style:font-name-complex="Consolas" fo:font-style="italic" style:font-style-asian="italic" style:font-style-complex="italic" fo:color="#008000" fo:font-size="9pt" style:font-size-asian="9pt" style:font-size-complex="9pt" fo:language="fr" fo:country="FR"/>
    </style:style>
    <style:style style:name="T783" style:parent-style-name="Policepardéfaut" style:family="text">
      <style:text-properties style:font-name="Consolas" style:font-name-complex="Consolas" fo:font-style="italic" style:font-style-asian="italic" style:font-style-complex="italic" fo:color="#C0C0C0" fo:font-size="9pt" style:font-size-asian="9pt" style:font-size-complex="9pt" fo:language="fr" fo:country="FR"/>
    </style:style>
    <style:style style:name="T784" style:parent-style-name="Policepardéfaut" style:family="text">
      <style:text-properties style:font-name="Consolas" style:font-name-complex="Consolas" fo:font-style="italic" style:font-style-asian="italic" style:font-style-complex="italic" fo:color="#008000" fo:font-size="9pt" style:font-size-asian="9pt" style:font-size-complex="9pt" fo:language="fr" fo:country="FR"/>
    </style:style>
    <style:style style:name="T78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T78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T78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T78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T78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T79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T79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T79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T79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T79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T79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T79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797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79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9933" fo:language="fr" fo:country="FR"/>
    </style:style>
    <style:style style:name="T79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80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font-size="9pt" style:font-size-asian="9pt" style:font-size-complex="9pt" fo:language="fr" fo:country="FR"/>
    </style:style>
    <style:style style:name="T801" style:parent-style-name="Policepardéfaut" style:family="text">
      <style:text-properties style:font-name="Consolas" style:font-name-complex="Consolas" fo:font-style="italic" style:font-style-asian="italic" style:font-style-complex="italic" fo:color="#000000" fo:font-size="9pt" style:font-size-asian="9pt" style:font-size-complex="9pt" fo:language="fr" fo:country="FR"/>
    </style:style>
    <style:style style:name="T80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T80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7826" fo:font-size="9pt" style:font-size-asian="9pt" style:font-size-complex="9pt" fo:language="fr" fo:country="FR"/>
    </style:style>
    <style:style style:name="P804" style:parent-style-name="PreformattedText" style:family="paragraph">
      <style:paragraph-properties fo:margin-bottom="0.1965in"/>
    </style:style>
    <style:style style:name="T80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T80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P807" style:parent-style-name="PreformattedText" style:family="paragraph">
      <style:paragraph-properties fo:margin-bottom="0.1965in"/>
    </style:style>
    <style:style style:name="T80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809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810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77C" fo:language="fr" fo:country="FR"/>
    </style:style>
    <style:style style:name="T81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812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808000" fo:language="fr" fo:country="FR"/>
    </style:style>
    <style:style style:name="T813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814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81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fo:language="fr" fo:country="FR"/>
    </style:style>
    <style:style style:name="T816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817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818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81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T820" style:parent-style-name="Policepardéfaut" style:family="text">
      <style:text-properties style:font-name="Consolas" style:font-name-complex="Consolas" fo:font-style="italic" style:font-style-asian="italic" style:font-style-complex="italic" fo:color="#000000" fo:language="fr" fo:country="FR"/>
    </style:style>
    <style:style style:name="T821" style:parent-style-name="Policepardéfaut" style:family="text">
      <style:text-properties style:font-name="Consolas" style:font-name-complex="Consolas" fo:color="#008000" fo:language="fr" fo:country="FR"/>
    </style:style>
    <style:style style:name="T822" style:parent-style-name="Policepardéfaut" style:family="text">
      <style:text-properties style:font-name="Consolas" style:font-name-complex="Consolas" fo:color="#C0C0C0" fo:language="fr" fo:country="FR"/>
    </style:style>
    <style:style style:name="T823" style:parent-style-name="Policepardéfaut" style:family="text">
      <style:text-properties style:font-name="Consolas" style:font-name-complex="Consolas" fo:color="#008000" fo:language="fr" fo:country="FR"/>
    </style:style>
    <style:style style:name="T824" style:parent-style-name="Policepardéfaut" style:family="text">
      <style:text-properties style:font-name="Consolas" style:font-name-complex="Consolas" fo:color="#C0C0C0" fo:language="fr" fo:country="FR"/>
    </style:style>
    <style:style style:name="T825" style:parent-style-name="Policepardéfaut" style:family="text">
      <style:text-properties style:font-name="Consolas" style:font-name-complex="Consolas" fo:color="#008000" fo:language="fr" fo:country="FR"/>
    </style:style>
    <style:style style:name="T826" style:parent-style-name="Policepardéfaut" style:family="text">
      <style:text-properties style:font-name="Consolas" style:font-name-complex="Consolas" fo:color="#C0C0C0" fo:language="fr" fo:country="FR"/>
    </style:style>
    <style:style style:name="T827" style:parent-style-name="Policepardéfaut" style:family="text">
      <style:text-properties style:font-name="Consolas" style:font-name-complex="Consolas" fo:color="#008000" fo:language="fr" fo:country="FR"/>
    </style:style>
    <style:style style:name="T828" style:parent-style-name="Policepardéfaut" style:family="text">
      <style:text-properties style:font-name="Consolas" style:font-name-complex="Consolas" fo:color="#C0C0C0" fo:language="fr" fo:country="FR"/>
    </style:style>
    <style:style style:name="T829" style:parent-style-name="Policepardéfaut" style:family="text">
      <style:text-properties style:font-name="Consolas" style:font-name-complex="Consolas" fo:color="#008000" fo:language="fr" fo:country="FR"/>
    </style:style>
    <style:style style:name="T830" style:parent-style-name="Policepardéfaut" style:family="text">
      <style:text-properties style:font-name="Consolas" style:font-name-complex="Consolas" fo:color="#C0C0C0" fo:language="fr" fo:country="FR"/>
    </style:style>
    <style:style style:name="T831" style:parent-style-name="Policepardéfaut" style:family="text">
      <style:text-properties style:font-name="Consolas" style:font-name-complex="Consolas" fo:color="#008000" fo:language="fr" fo:country="FR"/>
    </style:style>
    <style:style style:name="T832" style:parent-style-name="Policepardéfaut" style:family="text">
      <style:text-properties style:font-name="Consolas" style:font-name-complex="Consolas" fo:color="#C0C0C0" fo:language="fr" fo:country="FR"/>
    </style:style>
    <style:style style:name="T833" style:parent-style-name="Policepardéfaut" style:family="text">
      <style:text-properties style:font-name="Consolas" style:font-name-complex="Consolas" fo:color="#008000" fo:language="fr" fo:country="FR"/>
    </style:style>
    <style:style style:name="T834" style:parent-style-name="Policepardéfaut" style:family="text">
      <style:text-properties style:font-name="Consolas" style:font-name-complex="Consolas" fo:color="#C0C0C0" fo:language="fr" fo:country="FR"/>
    </style:style>
    <style:style style:name="T835" style:parent-style-name="Policepardéfaut" style:family="text">
      <style:text-properties style:font-name="Consolas" style:font-name-complex="Consolas" fo:color="#008000" fo:language="fr" fo:country="FR"/>
    </style:style>
    <style:style style:name="T836" style:parent-style-name="Policepardéfaut" style:family="text">
      <style:text-properties style:font-name="Consolas" style:font-name-complex="Consolas" fo:color="#008000" fo:language="fr" fo:country="FR"/>
    </style:style>
    <style:style style:name="T83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838" style:parent-style-name="Policepardéfaut" style:family="text">
      <style:text-properties style:font-name="Consolas" style:font-name-complex="Consolas" fo:color="#C0C0C0" fo:language="fr" fo:country="FR"/>
    </style:style>
    <style:style style:name="T839" style:parent-style-name="Policepardéfaut" style:family="text">
      <style:text-properties style:font-name="Consolas" style:font-name-complex="Consolas" fo:color="#00677C" fo:language="fr" fo:country="FR"/>
    </style:style>
    <style:style style:name="T840" style:parent-style-name="Policepardéfaut" style:family="text">
      <style:text-properties style:font-name="Consolas" style:font-name-complex="Consolas" fo:color="#C0C0C0" fo:language="fr" fo:country="FR"/>
    </style:style>
    <style:style style:name="T84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84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84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84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0C0C0" fo:language="fr" fo:country="FR"/>
    </style:style>
    <style:style style:name="T845" style:parent-style-name="Policepardéfaut" style:family="text">
      <style:text-properties fo:color="#808000" fo:language="fr" fo:country="FR"/>
    </style:style>
    <style:style style:name="T846" style:parent-style-name="Policepardéfaut" style:family="text">
      <style:text-properties style:font-name="Consolas" style:font-name-complex="Consolas" fo:font-style="italic" style:font-style-asian="italic" style:font-style-complex="italic" fo:color="#C0C0C0" fo:font-size="9pt" style:font-size-asian="9pt" style:font-size-complex="9pt" fo:language="fr" fo:country="FR"/>
    </style:style>
    <style:style style:name="T847" style:parent-style-name="Policepardéfaut" style:family="text">
      <style:text-properties style:font-name="Consolas" style:font-name-complex="Consolas" fo:font-style="italic" style:font-style-asian="italic" style:font-style-complex="italic" fo:color="#C0C0C0" fo:font-size="9pt" style:font-size-asian="9pt" style:font-size-complex="9pt" fo:language="fr" fo:country="FR"/>
    </style:style>
    <style:style style:name="T848" style:parent-style-name="Policepardéfaut" style:family="text">
      <style:text-properties style:font-name="Consolas" style:font-name-complex="Consolas" fo:font-style="italic" style:font-style-asian="italic" style:font-style-complex="italic" fo:color="#C0C0C0" fo:font-size="9pt" style:font-size-asian="9pt" style:font-size-complex="9pt" fo:language="fr" fo:country="FR"/>
    </style:style>
    <style:style style:name="T84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85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85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85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85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85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85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85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85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85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85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86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86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86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86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86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9933" fo:language="fr" fo:country="FR"/>
    </style:style>
    <style:style style:name="T865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866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867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868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869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870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871" style:parent-style-name="Policepardéfaut" style:family="text">
      <style:text-properties style:font-name="Consolas" style:font-name-complex="Consolas" fo:font-style="italic" style:font-style-asian="italic" style:font-style-complex="italic" fo:color="#008000" fo:language="fr" fo:country="FR"/>
    </style:style>
    <style:style style:name="T87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CC9900" fo:language="fr" fo:country="FR"/>
    </style:style>
    <style:style style:name="T873" style:parent-style-name="Policepardéfaut" style:family="text">
      <style:text-properties fo:color="#C0C0C0" fo:language="fr" fo:country="FR"/>
    </style:style>
    <style:style style:name="T874" style:parent-style-name="Policepardéfaut" style:family="text">
      <style:text-properties fo:color="#C0C0C0" fo:language="fr" fo:country="FR"/>
    </style:style>
    <style:style style:name="T875" style:parent-style-name="Policepardéfaut" style:family="text">
      <style:text-properties fo:color="#C0C0C0" fo:language="fr" fo:country="FR"/>
    </style:style>
    <style:style style:name="T876" style:parent-style-name="Policepardéfaut" style:family="text">
      <style:text-properties fo:color="#C0C0C0" fo:language="fr" fo:country="FR"/>
    </style:style>
    <style:style style:name="T877" style:parent-style-name="Policepardéfaut" style:family="text">
      <style:text-properties fo:color="#C0C0C0" fo:language="fr" fo:country="FR"/>
    </style:style>
    <style:style style:name="T878" style:parent-style-name="Policepardéfaut" style:family="text">
      <style:text-properties fo:color="#C0C0C0" fo:language="fr" fo:country="FR"/>
    </style:style>
    <style:style style:name="T879" style:parent-style-name="Policepardéfaut" style:family="text">
      <style:text-properties fo:color="#C0C0C0" fo:language="fr" fo:country="FR"/>
    </style:style>
    <style:style style:name="T880" style:parent-style-name="Policepardéfaut" style:family="text">
      <style:text-properties fo:color="#C0C0C0" fo:language="fr" fo:country="FR"/>
    </style:style>
    <style:style style:name="T881" style:parent-style-name="Policepardéfaut" style:family="text">
      <style:text-properties fo:color="#C0C0C0" fo:language="fr" fo:country="FR"/>
    </style:style>
    <style:style style:name="T882" style:parent-style-name="Policepardéfaut" style:family="text">
      <style:text-properties fo:color="#C0C0C0" fo:language="fr" fo:country="FR"/>
    </style:style>
    <style:style style:name="T883" style:parent-style-name="Policepardéfaut" style:family="text">
      <style:text-properties fo:color="#C0C0C0" fo:language="fr" fo:country="FR"/>
    </style:style>
    <style:style style:name="T884" style:parent-style-name="Policepardéfaut" style:family="text">
      <style:text-properties fo:color="#C0C0C0" fo:language="fr" fo:country="FR"/>
    </style:style>
    <style:style style:name="T88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fo:language="fr" fo:country="FR"/>
    </style:style>
    <style:style style:name="T886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887" style:parent-style-name="PreformattedText" style:family="paragraph">
      <style:paragraph-properties fo:margin-bottom="0.1965in"/>
    </style:style>
    <style:style style:name="T88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889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/>
    </style:style>
    <style:style style:name="T890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77C"/>
    </style:style>
    <style:style style:name="T89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89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/>
    </style:style>
    <style:style style:name="T89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8000"/>
    </style:style>
    <style:style style:name="T894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895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896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89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898" style:parent-style-name="PreformattedText" style:family="paragraph">
      <style:text-properties fo:color="#C0C0C0"/>
    </style:style>
    <style:style style:name="P899" style:parent-style-name="PreformattedText" style:family="paragraph">
      <style:paragraph-properties fo:margin-bottom="0.1965in"/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900" style:parent-style-name="PreformattedText" style:family="paragraph">
      <style:paragraph-properties fo:margin-bottom="0.1965in"/>
    </style:style>
    <style:style style:name="T90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902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/>
    </style:style>
    <style:style style:name="T903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77C"/>
    </style:style>
    <style:style style:name="T904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905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808000"/>
    </style:style>
    <style:style style:name="T906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/>
    </style:style>
    <style:style style:name="T907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800080"/>
    </style:style>
    <style:style style:name="T908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/>
    </style:style>
    <style:style style:name="T909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910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91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91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913" style:parent-style-name="PreformattedText" style:family="paragraph">
      <style:text-properties fo:color="#C0C0C0"/>
    </style:style>
    <style:style style:name="P914" style:parent-style-name="PreformattedText" style:family="paragraph">
      <style:paragraph-properties fo:margin-bottom="0.1965in"/>
    </style:style>
    <style:style style:name="T91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916" style:parent-style-name="PreformattedText" style:family="paragraph">
      <style:paragraph-properties fo:margin-bottom="0.1965in"/>
    </style:style>
    <style:style style:name="T91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918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/>
    </style:style>
    <style:style style:name="T919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77C"/>
    </style:style>
    <style:style style:name="T920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92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922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92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924" style:parent-style-name="PreformattedText" style:family="paragraph">
      <style:text-properties fo:color="#C0C0C0"/>
    </style:style>
    <style:style style:name="P925" style:parent-style-name="PreformattedText" style:family="paragraph">
      <style:paragraph-properties fo:margin-bottom="0.1965in"/>
    </style:style>
    <style:style style:name="T92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927" style:parent-style-name="PreformattedText" style:family="paragraph">
      <style:paragraph-properties fo:margin-bottom="0.1965in"/>
    </style:style>
    <style:style style:name="T92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929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C0C0C0"/>
    </style:style>
    <style:style style:name="T930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77C"/>
    </style:style>
    <style:style style:name="T93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932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933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934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935" style:parent-style-name="PreformattedText" style:family="paragraph">
      <style:text-properties fo:color="#C0C0C0"/>
    </style:style>
    <style:style style:name="P936" style:parent-style-name="PreformattedText" style:family="paragraph">
      <style:paragraph-properties fo:margin-bottom="0.1965in"/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937" style:parent-style-name="PreformattedText" style:family="paragraph">
      <style:paragraph-properties fo:margin-bottom="0.1965in"/>
    </style:style>
    <style:style style:name="T938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939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940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6CC"/>
    </style:style>
    <style:style style:name="T94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P942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fr" fo:country="FR"/>
    </style:style>
    <style:style style:name="P943" style:parent-style-name="PreformattedText" style:family="paragraph">
      <style:paragraph-properties fo:margin-bottom="0.1965in"/>
    </style:style>
    <style:style style:name="T944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945" style:parent-style-name="Policepardéfaut" style:family="text">
      <style:text-properties style:font-name="Consolas" fo:font-style="italic" style:font-style-asian="italic" style:font-style-complex="italic" fo:color="#009933" fo:language="fr" fo:country="FR"/>
    </style:style>
    <style:style style:name="P946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947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948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949" style:parent-style-name="PreformattedText" style:family="paragraph">
      <style:paragraph-properties fo:margin-bottom="0.1965in"/>
    </style:style>
    <style:style style:name="T950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95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952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6CC"/>
    </style:style>
    <style:style style:name="T953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P954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955" style:parent-style-name="PreformattedText" style:family="paragraph">
      <style:paragraph-properties fo:margin-bottom="0.1965in"/>
    </style:style>
    <style:style style:name="T956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957" style:parent-style-name="Policepardéfaut" style:family="text">
      <style:text-properties style:font-name="Consolas" fo:font-style="italic" style:font-style-asian="italic" style:font-style-complex="italic" fo:color="#009933" fo:language="fr" fo:country="FR"/>
    </style:style>
    <style:style style:name="P958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959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960" style:parent-style-name="PreformattedText" style:family="paragraph">
      <style:paragraph-properties fo:margin-bottom="0.1965in"/>
    </style:style>
    <style:style style:name="T961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962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963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6CC"/>
    </style:style>
    <style:style style:name="T964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P965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fr" fo:country="FR"/>
    </style:style>
    <style:style style:name="P966" style:parent-style-name="PreformattedText" style:family="paragraph">
      <style:paragraph-properties fo:margin-bottom="0.1965in"/>
    </style:style>
    <style:style style:name="T967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968" style:parent-style-name="Policepardéfaut" style:family="text">
      <style:text-properties style:font-name="Consolas" fo:font-style="italic" style:font-style-asian="italic" style:font-style-complex="italic" fo:color="#009933" fo:language="fr" fo:country="FR"/>
    </style:style>
    <style:style style:name="T969" style:parent-style-name="Policepardéfaut" style:family="text">
      <style:text-properties style:font-name="Consolas" fo:font-style="italic" style:font-style-asian="italic" style:font-style-complex="italic" fo:color="#009933" fo:language="fr" fo:country="FR"/>
    </style:style>
    <style:style style:name="P970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971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972" style:parent-style-name="PreformattedText" style:family="paragraph">
      <style:paragraph-properties fo:margin-bottom="0.1965in"/>
    </style:style>
    <style:style style:name="T97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974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975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6CC"/>
    </style:style>
    <style:style style:name="T976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P977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fr" fo:country="FR"/>
    </style:style>
    <style:style style:name="P978" style:parent-style-name="PreformattedText" style:family="paragraph">
      <style:paragraph-properties fo:margin-bottom="0.1965in"/>
    </style:style>
    <style:style style:name="T979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980" style:parent-style-name="Policepardéfaut" style:family="text">
      <style:text-properties style:font-name="Consolas" fo:font-style="italic" style:font-style-asian="italic" style:font-style-complex="italic" fo:color="#009933" fo:language="fr" fo:country="FR"/>
    </style:style>
    <style:style style:name="T981" style:parent-style-name="Policepardéfaut" style:family="text">
      <style:text-properties style:font-name="Consolas" fo:font-style="italic" style:font-style-asian="italic" style:font-style-complex="italic" fo:color="#009933" fo:language="fr" fo:country="FR"/>
    </style:style>
    <style:style style:name="P982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983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fr" fo:country="FR"/>
    </style:style>
    <style:style style:name="P984" style:parent-style-name="PreformattedText" style:family="paragraph">
      <style:paragraph-properties fo:margin-bottom="0.1965in"/>
    </style:style>
    <style:style style:name="T98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986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987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6CC" fo:language="fr" fo:country="FR"/>
    </style:style>
    <style:style style:name="T988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989" style:parent-style-name="Policepardéfaut" style:family="text">
      <style:text-properties style:font-name="Consolas" fo:font-style="italic" style:font-style-asian="italic" style:font-style-complex="italic" fo:language="fr" fo:country="FR"/>
    </style:style>
    <style:style style:name="P990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fr" fo:country="FR"/>
    </style:style>
    <style:style style:name="P991" style:parent-style-name="PreformattedText" style:family="paragraph">
      <style:paragraph-properties fo:margin-bottom="0.1965in"/>
    </style:style>
    <style:style style:name="T992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993" style:parent-style-name="Policepardéfaut" style:family="text">
      <style:text-properties style:font-name="Consolas" fo:font-style="italic" style:font-style-asian="italic" style:font-style-complex="italic" fo:language="fr" fo:country="FR"/>
    </style:style>
    <style:style style:name="P994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language="fr" fo:country="FR"/>
    </style:style>
    <style:style style:name="P995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language="fr" fo:country="FR"/>
    </style:style>
    <style:style style:name="P996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language="fr" fo:country="FR"/>
    </style:style>
    <style:style style:name="P997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language="fr" fo:country="FR"/>
    </style:style>
    <style:style style:name="P998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language="fr" fo:country="FR"/>
    </style:style>
    <style:style style:name="P999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language="fr" fo:country="FR"/>
    </style:style>
    <style:style style:name="P1000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language="fr" fo:country="FR"/>
    </style:style>
    <style:style style:name="P1001" style:parent-style-name="PreformattedText" style:family="paragraph">
      <style:paragraph-properties fo:margin-bottom="0.1965in"/>
    </style:style>
    <style:style style:name="T1002" style:parent-style-name="Policepardéfaut" style:family="text">
      <style:text-properties style:font-name="Consolas" fo:font-style="italic" style:font-style-asian="italic" style:font-style-complex="italic" fo:language="fr" fo:country="FR"/>
    </style:style>
    <style:style style:name="T1003" style:parent-style-name="Policepardéfaut" style:family="text">
      <style:text-properties style:font-name="Consolas" fo:font-style="italic" style:font-style-asian="italic" style:font-style-complex="italic"/>
    </style:style>
    <style:style style:name="P1004" style:parent-style-name="PreformattedText" style:family="paragraph">
      <style:paragraph-properties fo:margin-bottom="0.1965in"/>
      <style:text-properties style:font-name="Consolas" fo:font-style="italic" style:font-style-asian="italic" style:font-style-complex="italic"/>
    </style:style>
    <style:style style:name="P1005" style:parent-style-name="PreformattedText" style:family="paragraph">
      <style:paragraph-properties fo:margin-bottom="0.1965in"/>
      <style:text-properties style:font-name="Consolas" fo:font-style="italic" style:font-style-asian="italic" style:font-style-complex="italic"/>
    </style:style>
    <style:style style:name="P1006" style:parent-style-name="PreformattedText" style:family="paragraph">
      <style:paragraph-properties fo:margin-bottom="0.1965in"/>
    </style:style>
    <style:style style:name="T1007" style:parent-style-name="Policepardéfaut" style:family="text">
      <style:text-properties style:font-name="Consolas" fo:font-style="italic" style:font-style-asian="italic" style:font-style-complex="italic"/>
    </style:style>
    <style:style style:name="T1008" style:parent-style-name="Policepardéfaut" style:family="text">
      <style:text-properties style:font-name="Consolas" fo:font-style="italic" style:font-style-asian="italic" style:font-style-complex="italic" fo:language="fr" fo:country="FR"/>
    </style:style>
    <style:style style:name="P1009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language="fr" fo:country="FR"/>
    </style:style>
    <style:style style:name="P1010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language="fr" fo:country="FR"/>
    </style:style>
    <style:style style:name="P1011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fr" fo:country="FR"/>
    </style:style>
    <style:style style:name="P1012" style:parent-style-name="PreformattedText" style:family="paragraph">
      <style:paragraph-properties fo:margin-bottom="0.1965in"/>
    </style:style>
    <style:style style:name="T1013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 fo:language="fr" fo:country="FR"/>
    </style:style>
    <style:style style:name="T1014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015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6CC" fo:language="fr" fo:country="FR"/>
    </style:style>
    <style:style style:name="T1016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017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fr" fo:country="FR"/>
    </style:style>
    <style:style style:name="P1018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019" style:parent-style-name="PreformattedText" style:family="paragraph">
      <style:paragraph-properties fo:margin-bottom="0.1965in"/>
    </style:style>
    <style:style style:name="T1020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021" style:parent-style-name="Policepardéfaut" style:family="text">
      <style:text-properties style:font-name="Consolas" fo:font-style="italic" style:font-style-asian="italic" style:font-style-complex="italic" fo:language="fr" fo:country="FR"/>
    </style:style>
    <style:style style:name="T1022" style:parent-style-name="Policepardéfaut" style:family="text">
      <style:text-properties style:font-name="Consolas" fo:font-style="italic" style:font-style-asian="italic" style:font-style-complex="italic" fo:language="fr" fo:country="FR"/>
    </style:style>
    <style:style style:name="P1023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language="fr" fo:country="FR"/>
    </style:style>
    <style:style style:name="P1024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language="fr" fo:country="FR"/>
    </style:style>
    <style:style style:name="P1025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language="fr" fo:country="FR"/>
    </style:style>
    <style:style style:name="P1026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027" style:parent-style-name="PreformattedText" style:family="paragraph">
      <style:paragraph-properties fo:margin-bottom="0.1965in"/>
    </style:style>
    <style:style style:name="T1028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029" style:parent-style-name="Policepardéfaut" style:family="text">
      <style:text-properties style:font-name="Consolas" fo:font-style="italic" style:font-style-asian="italic" style:font-style-complex="italic" fo:color="#009933" fo:language="fr" fo:country="FR"/>
    </style:style>
    <style:style style:name="P1030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1031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1032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033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034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035" style:parent-style-name="PreformattedText" style:family="paragraph">
      <style:paragraph-properties fo:margin-bottom="0.1965in"/>
    </style:style>
    <style:style style:name="T1036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037" style:parent-style-name="Policepardéfaut" style:family="text">
      <style:text-properties style:font-name="Consolas" fo:font-style="italic" style:font-style-asian="italic" style:font-style-complex="italic" fo:color="#009933" fo:language="fr" fo:country="FR"/>
    </style:style>
    <style:style style:name="P1038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1039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1040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1041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042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043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044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045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046" style:parent-style-name="PreformattedText" style:family="paragraph">
      <style:paragraph-properties fo:margin-bottom="0.1965in"/>
    </style:style>
    <style:style style:name="T1047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048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049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050" style:parent-style-name="Policepardéfaut" style:family="text">
      <style:text-properties style:font-name="Consolas" fo:font-style="italic" style:font-style-asian="italic" style:font-style-complex="italic" fo:color="#009933" fo:language="fr" fo:country="FR"/>
    </style:style>
    <style:style style:name="T1051" style:parent-style-name="Policepardéfaut" style:family="text">
      <style:text-properties style:font-name="Consolas" fo:font-style="italic" style:font-style-asian="italic" style:font-style-complex="italic" fo:color="#009933" fo:language="fr" fo:country="FR"/>
    </style:style>
    <style:style style:name="P1052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1053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1054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1055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056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057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058" style:parent-style-name="PreformattedText" style:family="paragraph">
      <style:paragraph-properties fo:margin-bottom="0.1965in"/>
    </style:style>
    <style:style style:name="T1059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060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06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062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063" style:parent-style-name="Policepardéfaut" style:family="text">
      <style:text-properties style:font-name="Consolas" fo:font-style="italic" style:font-style-asian="italic" style:font-style-complex="italic" fo:color="#009933" fo:language="fr" fo:country="FR"/>
    </style:style>
    <style:style style:name="T1064" style:parent-style-name="Policepardéfaut" style:family="text">
      <style:text-properties style:font-name="Consolas" fo:font-style="italic" style:font-style-asian="italic" style:font-style-complex="italic" fo:color="#009933" fo:language="fr" fo:country="FR"/>
    </style:style>
    <style:style style:name="P1065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1066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1067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1068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1069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070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071" style:parent-style-name="PreformattedText" style:family="paragraph">
      <style:paragraph-properties fo:margin-bottom="0.1965in"/>
    </style:style>
    <style:style style:name="T1072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073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9933" fo:language="fr" fo:country="FR"/>
    </style:style>
    <style:style style:name="P1074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075" style:parent-style-name="PreformattedText" style:family="paragraph">
      <style:paragraph-properties fo:margin-bottom="0.1965in"/>
    </style:style>
    <style:style style:name="T1076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077" style:parent-style-name="Policepardéfaut" style:family="text">
      <style:text-properties style:font-name="Consolas" fo:font-style="italic" style:font-style-asian="italic" style:font-style-complex="italic" fo:color="#009933" fo:language="fr" fo:country="FR"/>
    </style:style>
    <style:style style:name="P1078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1079" style:parent-style-name="PreformattedText" style:family="paragraph">
      <style:paragraph-properties fo:margin-bottom="0.1965in"/>
    </style:style>
    <style:style style:name="T1080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08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P1082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083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P1084" style:parent-style-name="PreformattedText" style:family="paragraph">
      <style:paragraph-properties fo:margin-bottom="0.1965in"/>
    </style:style>
    <style:style style:name="T1085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1086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1087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6CC"/>
    </style:style>
    <style:style style:name="T1088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P1089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fr" fo:country="FR"/>
    </style:style>
    <style:style style:name="P1090" style:parent-style-name="PreformattedText" style:family="paragraph">
      <style:paragraph-properties fo:margin-bottom="0.1965in"/>
    </style:style>
    <style:style style:name="T109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092" style:parent-style-name="Policepardéfaut" style:family="text">
      <style:text-properties style:font-name="Consolas" fo:font-style="italic" style:font-style-asian="italic" style:font-style-complex="italic" fo:color="#009933" fo:language="fr" fo:country="FR"/>
    </style:style>
    <style:style style:name="P1093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1094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1095" style:parent-style-name="PreformattedText" style:family="paragraph">
      <style:paragraph-properties fo:margin-bottom="0.1965in"/>
    </style:style>
    <style:style style:name="T1096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097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098" style:parent-style-name="PreformattedText" style:family="paragraph">
      <style:paragraph-properties fo:margin-bottom="0.1965in"/>
    </style:style>
    <style:style style:name="T109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1100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110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6CC"/>
    </style:style>
    <style:style style:name="T1102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P1103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104" style:parent-style-name="PreformattedText" style:family="paragraph">
      <style:paragraph-properties fo:margin-bottom="0.1965in"/>
    </style:style>
    <style:style style:name="T1105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1106" style:parent-style-name="Policepardéfaut" style:family="text">
      <style:text-properties style:font-name="Consolas" fo:font-style="italic" style:font-style-asian="italic" style:font-style-complex="italic"/>
    </style:style>
    <style:style style:name="P1107" style:parent-style-name="PreformattedText" style:family="paragraph">
      <style:paragraph-properties fo:margin-bottom="0.1965in"/>
      <style:text-properties style:font-name="Consolas" fo:font-style="italic" style:font-style-asian="italic" style:font-style-complex="italic"/>
    </style:style>
    <style:style style:name="P1108" style:parent-style-name="PreformattedText" style:family="paragraph">
      <style:paragraph-properties fo:margin-bottom="0.1965in"/>
    </style:style>
    <style:style style:name="T1109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1110" style:parent-style-name="Policepardéfaut" style:family="text">
      <style:text-properties style:font-name="Consolas" fo:font-style="italic" style:font-style-asian="italic" style:font-style-complex="italic" fo:color="#0000CC" fo:language="fr" fo:country="FR"/>
    </style:style>
    <style:style style:name="T1111" style:parent-style-name="Policepardéfaut" style:family="text">
      <style:text-properties style:font-name="Consolas" fo:font-style="italic" style:font-style-asian="italic" style:font-style-complex="italic" fo:color="#0000CC" fo:language="fr" fo:country="FR"/>
    </style:style>
    <style:style style:name="P1112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113" style:parent-style-name="PreformattedText" style:family="paragraph">
      <style:paragraph-properties fo:margin-bottom="0.1965in"/>
    </style:style>
    <style:style style:name="T1114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115" style:parent-style-name="Policepardéfaut" style:family="text">
      <style:text-properties style:font-name="Consolas" fo:font-style="italic" style:font-style-asian="italic" style:font-style-complex="italic" fo:language="fr" fo:country="FR"/>
    </style:style>
    <style:style style:name="T1116" style:parent-style-name="Policepardéfaut" style:family="text">
      <style:text-properties style:font-name="Consolas" fo:font-style="italic" style:font-style-asian="italic" style:font-style-complex="italic"/>
    </style:style>
    <style:style style:name="P1117" style:parent-style-name="PreformattedText" style:family="paragraph">
      <style:paragraph-properties fo:margin-bottom="0.1965in"/>
      <style:text-properties style:font-name="Consolas" fo:font-style="italic" style:font-style-asian="italic" style:font-style-complex="italic"/>
    </style:style>
    <style:style style:name="P1118" style:parent-style-name="PreformattedText" style:family="paragraph">
      <style:paragraph-properties fo:margin-bottom="0.1965in"/>
      <style:text-properties style:font-name="Consolas" fo:font-style="italic" style:font-style-asian="italic" style:font-style-complex="italic"/>
    </style:style>
    <style:style style:name="P1119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P1120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121" style:parent-style-name="PreformattedText" style:family="paragraph">
      <style:paragraph-properties fo:margin-bottom="0.1965in"/>
    </style:style>
    <style:style style:name="T1122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1123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1124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6CC"/>
    </style:style>
    <style:style style:name="T1125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P1126" style:parent-style-name="PreformattedText" style:family="paragraph">
      <style:paragraph-properties fo:margin-bottom="0.1965in"/>
    </style:style>
    <style:style style:name="T1127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1128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P1129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fr" fo:country="FR"/>
    </style:style>
    <style:style style:name="P1130" style:parent-style-name="PreformattedText" style:family="paragraph">
      <style:paragraph-properties fo:margin-bottom="0.1965in"/>
    </style:style>
    <style:style style:name="T113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132" style:parent-style-name="Policepardéfaut" style:family="text">
      <style:text-properties style:font-name="Consolas" fo:font-style="italic" style:font-style-asian="italic" style:font-style-complex="italic" fo:color="#009933" fo:language="fr" fo:country="FR"/>
    </style:style>
    <style:style style:name="P1133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1134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135" style:parent-style-name="PreformattedText" style:family="paragraph">
      <style:paragraph-properties fo:margin-bottom="0.1965in"/>
    </style:style>
    <style:style style:name="T113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1137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1138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T1139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6CC"/>
    </style:style>
    <style:style style:name="T1140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P1141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fr" fo:country="FR"/>
    </style:style>
    <style:style style:name="P1142" style:parent-style-name="PreformattedText" style:family="paragraph">
      <style:paragraph-properties fo:margin-bottom="0.1965in"/>
    </style:style>
    <style:style style:name="T1143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144" style:parent-style-name="Policepardéfaut" style:family="text">
      <style:text-properties style:font-name="Consolas" fo:font-style="italic" style:font-style-asian="italic" style:font-style-complex="italic" fo:color="#009933" fo:language="fr" fo:country="FR"/>
    </style:style>
    <style:style style:name="P1145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1146" style:parent-style-name="PreformattedText" style:family="paragraph">
      <style:paragraph-properties fo:margin-bottom="0.1965in"/>
      <style:text-properties style:font-name="Consolas" fo:font-style="italic" style:font-style-asian="italic" style:font-style-complex="italic" fo:color="#009933" fo:language="fr" fo:country="FR"/>
    </style:style>
    <style:style style:name="P1147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148" style:parent-style-name="PreformattedText" style:family="paragraph">
      <style:paragraph-properties fo:margin-bottom="0.1965in"/>
    </style:style>
    <style:style style:name="T1149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800000"/>
    </style:style>
    <style:style style:name="T1150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color="#0066CC"/>
    </style:style>
    <style:style style:name="T1151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/>
    </style:style>
    <style:style style:name="P1152" style:parent-style-name="PreformattedText" style:family="paragraph">
      <style:paragraph-properties fo:margin-bottom="0.1965in"/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fr" fo:country="FR"/>
    </style:style>
    <style:style style:name="P1153" style:parent-style-name="PreformattedText" style:family="paragraph">
      <style:paragraph-properties fo:margin-bottom="0.1965in"/>
    </style:style>
    <style:style style:name="T1154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fo:language="fr" fo:country="FR"/>
    </style:style>
    <style:style style:name="T1155" style:parent-style-name="Policepardéfaut" style:family="text">
      <style:text-properties style:font-name="Consolas" fo:font-style="italic" style:font-style-asian="italic" style:font-style-complex="italic" fo:color="#009933" fo:language="fr" fo:country="FR"/>
    </style:style>
    <style:style style:name="P1156" style:parent-style-name="PreformattedText" style:family="paragraph">
      <style:paragraph-properties fo:margin-bottom="0.1965in"/>
    </style:style>
    <style:style style:name="T1157" style:parent-style-name="Policepardéfaut" style:family="text">
      <style:text-properties style:font-name="Consolas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ALGORITHME Gestion d’une Bibliothéque</text:p>
      <text:p text:style-name="P2"/>
      <text:p text:style-name="P3"><text:bookmark-start text:name="result_box"/><text:bookmark-end text:name="result_box"/>Dans ce fichier, nous n'avons pas utilisé le langage de l'algorithme littéralement car dans le script, nous avons utilisé le langage sql, donc<text:s/>nous avons remplacé la majorité du script par des commentaires pour expliquer le rôle de chaque fonction. Nous espérons que vous comprenez la situation actuelle, merci.</text:p>
      <text:p text:style-name="P4"/>
      <text:p text:style-name="Standard"><text:span text:style-name="T5">Structure<text:s/></text:span><text:span text:style-name="T6">Database</text:span></text:p>
      <text:p text:style-name="Standard"><text:span text:style-name="T7">Debut</text:span></text:p>
      <text:p text:style-name="Standard"><text:span text:style-name="T8"><text:s/></text:span><text:span text:style-name="T9"><text:tab/></text:span><text:span text:style-name="T10">QSqlDatabase</text:span><text:span text:style-name="T11"><text:s/></text:span><text:span text:style-name="T12">db</text:span></text:p>
      <text:p text:style-name="PreformattedText"><text:span text:style-name="T13"><text:s text:c="6"/></text:span><text:span text:style-name="T14">QFile</text:span><text:span text:style-name="T15"><text:s/></text:span><text:span text:style-name="T16">file</text:span></text:p>
      <text:p text:style-name="PreformattedText"><text:span text:style-name="T17"><text:s text:c="6"/></text:span><text:span text:style-name="T18">QString</text:span><text:span text:style-name="T19"><text:s/></text:span><text:span text:style-name="T20">path</text:span></text:p>
      <text:p text:style-name="P21"/>
      <text:p text:style-name="P22">Fin structure</text:p>
      <text:p text:style-name="P23"/>
      <text:p text:style-name="PreformattedText"><text:span text:style-name="T24">Procedure</text:span><text:span text:style-name="T25"><text:s/></text:span><text:span text:style-name="T26">Database</text:span><text:span text:style-name="T27">()</text:span></text:p>
      <text:p text:style-name="P28">Debut</text:p>
      <text:p text:style-name="PreformattedText"><text:span text:style-name="T29"><text:tab/></text:span><text:span text:style-name="T30">path</text:span><text:span text:style-name="T31"><text:s/></text:span><text:span text:style-name="T32">=</text:span><text:span text:style-name="T33"><text:s/></text:span><text:span text:style-name="T34">"/home/hamma/Project/qt/Gestion_Bibliotheque/Gestion"</text:span><text:span text:style-name="T35">;</text:span></text:p>
      <text:p text:style-name="P36"/>
      <text:p text:style-name="PreformattedText"><text:span text:style-name="T37"><text:tab/>//Rq: <text:s/></text:span><text:span text:style-name="T38">path<text:s/></text:span><text:span text:style-name="T39">contient le chemain de la base <text:s/></text:span><text:span text:style-name="T40">Gestion</text:span></text:p>
      <text:p text:style-name="P41">Fin</text:p>
      <text:p text:style-name="P42"/>
      <text:p text:style-name="PreformattedText"><text:span text:style-name="T43">Fonction</text:span><text:span text:style-name="T44"><text:s/></text:span><text:span text:style-name="T45">dbConnect</text:span><text:span text:style-name="T46">()</text:span><text:span text:style-name="T47">:<text:s/></text:span><text:span text:style-name="T48">bool</text:span><text:span text:style-name="T49"><text:s text:c="3"/></text:span><text:span text:style-name="T50">//verifier la connection au base</text:span></text:p>
      <text:p text:style-name="P51">Debut</text:p>
      <text:p text:style-name="PreformattedText"><text:span text:style-name="T52"><text:tab/>db</text:span><text:span text:style-name="T53"><text:s/></text:span><text:span text:style-name="T54">=</text:span><text:span text:style-name="T55"><text:s/></text:span><text:span text:style-name="T56">QsqlDatabase</text:span><text:span text:style-name="T57">::</text:span><text:span text:style-name="T58">addDatabase</text:span><text:span text:style-name="T59">(</text:span><text:span text:style-name="T60">"QSQLITE"</text:span><text:span text:style-name="T61">) //</text:span><text:span text:style-name="T62">c’est des langages sql il n’y a pas<text:s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s text:c="5"/>d’algorithme pour cette langage</text:span></text:p>
      <text:p text:style-name="PreformattedText"><text:span text:style-name="T72"><text:tab/></text:span><text:span text:style-name="T73">db</text:span><text:span text:style-name="T74">.</text:span><text:span text:style-name="T75">setDatabaseName</text:span><text:span text:style-name="T76">(</text:span><text:span text:style-name="T77">path</text:span><text:span text:style-name="T78">)</text:span></text:p>
      <text:p text:style-name="PreformattedText"/>
      <text:p text:style-name="PreformattedText"><text:span text:style-name="T79"><text:tab/>Si</text:span><text:span text:style-name="T80">(!</text:span><text:span text:style-name="T81">db</text:span><text:span text:style-name="T82">.</text:span><text:span text:style-name="T83">open</text:span><text:span text:style-name="T84">())<text:s/></text:span><text:span text:style-name="T85">alors</text:span></text:p>
      <text:p text:style-name="PreformattedText"><text:span text:style-name="T86"><text:s text:c="8"/></text:span><text:span text:style-name="T87"><text:tab/></text:span><text:span text:style-name="T88">Ecrire("error connection ")</text:span></text:p>
      <text:p text:style-name="PreformattedText"><text:span text:style-name="T89"><text:s text:c="8"/></text:span><text:span text:style-name="T90"><text:tab/></text:span><text:span text:style-name="T91">return</text:span><text:span text:style-name="T92"><text:s/></text:span><text:span text:style-name="T93">faux</text:span>;</text:p>
      <text:p text:style-name="PreformattedText"><text:span text:style-name="T94"><text:tab/></text:span><text:span text:style-name="T95">sinon</text:span></text:p>
      <text:p text:style-name="PreformattedText"><text:span text:style-name="T96"><text:s text:c="8"/></text:span><text:span text:style-name="T97"><text:tab/></text:span><text:span text:style-name="T98">Ecrire(</text:span><text:span text:style-name="T99">"connected</text:span><text:span text:style-name="T100"><text:s/></text:span><text:span text:style-name="T101">")</text:span></text:p>
      <text:p text:style-name="PreformattedText"><text:span text:style-name="T102"><text:s text:c="8"/></text:span><text:span text:style-name="T103"><text:tab/></text:span><text:span text:style-name="T104">return</text:span><text:span text:style-name="T105"><text:s/></text:span><text:span text:style-name="T106">vrai</text:span><text:span text:style-name="T107">;</text:span></text:p>
      <text:p text:style-name="P108"><text:tab/>Fin si</text:p>
      <text:p text:style-name="P109">Fin</text:p>
      <text:p text:style-name="P110"/>
      <text:p text:style-name="PreformattedText"><text:span text:style-name="T111">Procedure</text:span><text:span text:style-name="T112"><text:s/></text:span><text:span text:style-name="T113">dbclose</text:span><text:span text:style-name="T114">()</text:span><text:span text:style-name="T115"><text:s text:c="2"/>//</text:span><text:span text:style-name="T116">Pour deconnecter, aussi c’est une langage sql</text:span></text:p>
      <text:p text:style-name="P117">Debut</text:p>
      <text:p text:style-name="PreformattedText"><text:span text:style-name="T118"><text:tab/></text:span><text:span text:style-name="T119">QString</text:span><text:span text:style-name="T120"><text:s/></text:span><text:span text:style-name="T121">connection</text:span></text:p>
      <text:p text:style-name="PreformattedText"><text:span text:style-name="T122"><text:s text:c="6"/></text:span><text:span text:style-name="T123">connection</text:span><text:span text:style-name="T124"><text:s/></text:span><text:span text:style-name="T125">=</text:span><text:span text:style-name="T126"><text:s/></text:span><text:span text:style-name="T127">db</text:span><text:span text:style-name="T128">.</text:span><text:span text:style-name="T129">connectionName</text:span><text:span text:style-name="T130">() //des fonctions prés definie</text:span></text:p>
      <text:p text:style-name="PreformattedText"><text:span text:style-name="T131"><text:s text:c="6"/></text:span><text:span text:style-name="T132">db</text:span><text:span text:style-name="T133">.</text:span><text:span text:style-name="T134">close</text:span><text:span text:style-name="T135">()</text:span></text:p>
      <text:p text:style-name="PreformattedText"><text:span text:style-name="T136"><text:s text:c="6"/></text:span><text:span text:style-name="T137">db</text:span><text:span text:style-name="T138"><text:s/></text:span><text:span text:style-name="T139">=</text:span><text:span text:style-name="T140"><text:s/></text:span><text:span text:style-name="T141">QSqlDatabase</text:span><text:span text:style-name="T142">()</text:span></text:p>
      <text:p text:style-name="PreformattedText"><text:span text:style-name="T143"><text:s text:c="6"/></text:span><text:span text:style-name="T144">db</text:span><text:span text:style-name="T145">.</text:span><text:span text:style-name="T146">removeDatabase</text:span><text:span text:style-name="T147">(</text:span><text:span text:style-name="T148">connection</text:span><text:span text:style-name="T149">)</text:span></text:p>
      <text:p text:style-name="P150">Fin</text:p>
      <text:p text:style-name="P151"/>
      <text:p text:style-name="Standard"><text:span text:style-name="T152">Structure<text:s/></text:span><text:span text:style-name="T153">adduser <text:s/></text:span><text:span text:style-name="T154">//</text:span><text:span text:style-name="T155">cette classe hérite de la classe<text:s/></text:span><text:span text:style-name="T156">Database</text:span></text:p>
      <text:p text:style-name="Standard"><text:span text:style-name="T157">Debut</text:span></text:p>
      <text:p text:style-name="Standard"><text:span text:style-name="T158"><text:s/></text:span><text:span text:style-name="T159"><text:tab/></text:span><text:span text:style-name="T160">adduser</text:span><text:span text:style-name="T161"><text:s/></text:span><text:span text:style-name="T162">*</text:span><text:span text:style-name="T163">ui</text:span></text:p>
      <text:p text:style-name="P164"/>
      <text:p text:style-name="P165">Fin structure</text:p>
      <text:p text:style-name="PreformattedText"><text:span text:style-name="T166">Procedure<text:s/></text:span><text:span text:style-name="T167">adduser</text:span><text:span text:style-name="T168">(</text:span><text:span text:style-name="T169">QWidget</text:span><text:span text:style-name="T170"><text:s/></text:span><text:span text:style-name="T171">*</text:span><text:span text:style-name="T172">parent</text:span><text:span text:style-name="T173">)</text:span><text:span text:style-name="T174"><text:s/></text:span><text:span text:style-name="T175"><text:s/></text:span><text:span text:style-name="T176"><text:s/></text:span><text:span text:style-name="T177">//</text:span><text:span text:style-name="T178">constructeur contient l’initialisation</text:span></text:p>
      <text:p text:style-name="P179"><text:tab/><text:tab/><text:tab/><text:tab/><text:tab/><text:tab/><text:tab/><text:s text:c="3"/>et une fontion prés definie pour fixer</text:p>
      <text:p text:style-name="P180"><text:tab/><text:tab/><text:tab/><text:tab/><text:tab/><text:tab/><text:tab/><text:s text:c="3"/>la date courante.</text:p>
      <text:p text:style-name="P181">Debut</text:p>
      <text:p text:style-name="PreformattedText"><text:span text:style-name="T182"><text:s text:c="4"/></text:span><text:span text:style-name="T183">ui</text:span><text:span text:style-name="T184">-&gt;</text:span><text:span text:style-name="T185">setupUi</text:span><text:span text:style-name="T186">(</text:span><text:span text:style-name="T187">this</text:span><text:span text:style-name="T188">) <text:s/></text:span></text:p>
      <text:p text:style-name="PreformattedText"><text:span text:style-name="T189"><text:s text:c="4"/></text:span><text:span text:style-name="T190">ui</text:span><text:span text:style-name="T191">-&gt;</text:span><text:span text:style-name="T192">date_ins</text:span><text:span text:style-name="T193">-&gt;</text:span><text:span text:style-name="T194">setDate</text:span><text:span text:style-name="T195">(</text:span><text:span text:style-name="T196">QDate</text:span><text:span text:style-name="T197">::</text:span><text:span text:style-name="T198">currentDate</text:span><text:span text:style-name="T199">())</text:span></text:p>
      <text:p text:style-name="P200">Fin</text:p>
      <text:p text:style-name="P201"/>
      <text:p text:style-name="P202"/>
      <text:p text:style-name="PreformattedText"><text:span text:style-name="T203">Procedure<text:s/></text:span><text:span text:style-name="T204">~</text:span><text:span text:style-name="T205">adduser</text:span><text:span text:style-name="T206">()</text:span><text:span text:style-name="T207"><text:s/></text:span><text:span text:style-name="T208">//</text:span><text:span text:style-name="T209">distructeur</text:span></text:p>
      <text:p text:style-name="P210">Debut</text:p>
      <text:p text:style-name="PreformattedText"><text:span text:style-name="T211"><text:s text:c="4"/></text:span><text:span text:style-name="T212">delete</text:span><text:span text:style-name="T213"><text:s/></text:span><text:span text:style-name="T214">ui</text:span></text:p>
      <text:p text:style-name="P215">Fin</text:p>
      <text:p text:style-name="P216"/>
      <text:p text:style-name="PreformattedText"><text:span text:style-name="T217">Procedure<text:s/></text:span><text:span text:style-name="T218">on_cancel_clicked</text:span><text:span text:style-name="T219">()</text:span><text:span text:style-name="T220"><text:s text:c="2"/></text:span><text:span text:style-name="T221">/</text:span><text:span text:style-name="T222">/Pour annuler l’operation</text:span></text:p>
      <text:p text:style-name="P223">Debut</text:p>
      <text:p text:style-name="PreformattedText"><text:span text:style-name="T224"><text:s text:c="5"/></text:span><text:span text:style-name="T225">close</text:span><text:span text:style-name="T226">()</text:span></text:p>
      <text:p text:style-name="P227">Fin</text:p>
      <text:p text:style-name="P228"/>
      <text:p text:style-name="PreformattedText"><text:span text:style-name="T229">Procedure<text:s/></text:span><text:span text:style-name="T230">on_save_clicked</text:span><text:span text:style-name="T231">()</text:span></text:p>
      <text:p text:style-name="P232">Debut</text:p>
      <text:p text:style-name="PreformattedText"><text:span text:style-name="T233"><text:s text:c="11"/></text:span><text:span text:style-name="T234">/</text:span><text:span text:style-name="T235">/</text:span><text:span text:style-name="T236">cette méthode utiliser la langage sql en utiisant le requête<text:s/></text:span><text:span text:style-name="T237">INSERT<text:s/></text:span><text:span text:style-name="T238">pour inserer dans un tableau <text:s/>sous le nom<text:s/></text:span><text:span text:style-name="T239">UserInfo</text:span><text:span text:style-name="T240"><text:s/>les informations de utilisateur</text:span></text:p>
      <text:p text:style-name="P241"/>
      <text:p text:style-name="P242">INSERT INTO TABLE_NAME [(column1, column2, column3,...columnN)] <text:s/></text:p>
      <text:p text:style-name="P243">VALUES (value1, value2, value3,...valueN);</text:p>
      <text:p text:style-name="P244">Fin</text:p>
      <text:p text:style-name="P245"/>
      <text:p text:style-name="Standard"><text:span text:style-name="T246">Structure<text:s/></text:span><text:span text:style-name="T247">addbook <text:s/></text:span><text:span text:style-name="T248">//</text:span><text:span text:style-name="T249">cette classe hérite de la classe<text:s/></text:span><text:span text:style-name="T250">Database</text:span></text:p>
      <text:p text:style-name="Standard"><text:span text:style-name="T251">Debut</text:span></text:p>
      <text:p text:style-name="Standard"><text:span text:style-name="T252"><text:s/></text:span><text:span text:style-name="T253"><text:tab/></text:span><text:span text:style-name="T254">adduser</text:span><text:span text:style-name="T255"><text:s/></text:span><text:span text:style-name="T256">*</text:span><text:span text:style-name="T257">ui</text:span></text:p>
      <text:p text:style-name="PreformattedText"><text:span text:style-name="T258"><text:s text:c="4"/></text:span><text:span text:style-name="T259"><text:tab/></text:span><text:span text:style-name="T260">QString</text:span><text:span text:style-name="T261"><text:s/></text:span><text:span text:style-name="T262">imgPath</text:span></text:p>
      <text:p text:style-name="P263"/>
      <text:p text:style-name="P264">Fin structure</text:p>
      <text:p text:style-name="P265"/>
      <text:p text:style-name="PreformattedText"><text:span text:style-name="T266">Procedure<text:s/></text:span><text:span text:style-name="T267">addbook</text:span><text:span text:style-name="T268">(</text:span><text:span text:style-name="T269">QWidget</text:span><text:span text:style-name="T270"><text:s/></text:span><text:span text:style-name="T271">*</text:span><text:span text:style-name="T272">parent</text:span><text:span text:style-name="T273">)</text:span><text:span text:style-name="T274"><text:s/></text:span><text:span text:style-name="T275">//</text:span><text:span text:style-name="T276">constructeur</text:span></text:p>
      <text:p text:style-name="P277">Debut</text:p>
      <text:p text:style-name="PreformattedText"><text:span text:style-name="T278"><text:tab/></text:span><text:span text:style-name="T279">ui</text:span><text:span text:style-name="T280">-&gt;</text:span><text:span text:style-name="T281">setupUi</text:span><text:span text:style-name="T282">(</text:span><text:span text:style-name="T283">this</text:span><text:span text:style-name="T284">)</text:span></text:p>
      <text:p text:style-name="P285">Fin</text:p>
      <text:p text:style-name="P286"/>
      <text:p text:style-name="PreformattedText"><text:span text:style-name="T287">Procedure<text:s/></text:span><text:span text:style-name="T288">~</text:span><text:span text:style-name="T289">addbook</text:span><text:span text:style-name="T290">()</text:span><text:span text:style-name="T291"><text:s/></text:span><text:span text:style-name="T292">//</text:span><text:span text:style-name="T293">distructeur</text:span></text:p>
      <text:p text:style-name="P294">Debut</text:p>
      <text:p text:style-name="PreformattedText"><text:span text:style-name="T295"><text:s text:c="4"/></text:span><text:span text:style-name="T296">delete</text:span><text:span text:style-name="T297"><text:s/></text:span><text:span text:style-name="T298">ui</text:span></text:p>
      <text:p text:style-name="P299">Fin</text:p>
      <text:p text:style-name="P300"/>
      <text:p text:style-name="PreformattedText"><text:span text:style-name="T301">Procedure<text:s/></text:span><text:span text:style-name="T302">addbook</text:span><text:span text:style-name="T303">::</text:span><text:span text:style-name="T304">on_save_clicked</text:span><text:span text:style-name="T305">()</text:span></text:p>
      <text:p text:style-name="P306">Debut</text:p>
      <text:p text:style-name="PreformattedText"><text:span text:style-name="T307"><text:s text:c="4"/></text:span><text:span text:style-name="T308"><text:s/></text:span><text:span text:style-name="T309">/</text:span><text:span text:style-name="T310">/</text:span><text:span text:style-name="T311">cette méthode utiliser la langage sql en utiisant le requête<text:s/></text:span><text:span text:style-name="T312">INSERT<text:s/></text:span><text:span text:style-name="T313">pour inserer dans un<text:s/></text:span><text:span text:style-name="T314"><text:tab/>tableau <text:s/>sous le nom<text:s/></text:span><text:span text:style-name="T315">Books</text:span><text:span text:style-name="T316"><text:s/>les informations de livre</text:span></text:p>
      <text:p text:style-name="P317">INSERT INTO TABLE_NAME [(column1, column2, column3,...columnN)] <text:s/></text:p>
      <text:p text:style-name="P318">VALUES (value1, value2, value3,...valueN);</text:p>
      <text:p text:style-name="P319">Fin</text:p>
      <text:p text:style-name="P320"/>
      <text:p text:style-name="PreformattedText">Procedure<text:span text:style-name="T321"><text:s/></text:span><text:span text:style-name="T322">on</text:span>_cancel_<text:span text:style-name="T323">clicked</text:span><text:span text:style-name="T324">()</text:span><text:span text:style-name="T325"><text:s/></text:span><text:span text:style-name="T326">/</text:span><text:span text:style-name="T327">/Pour annuler l’operation</text:span></text:p>
      <text:p text:style-name="P328">Debut</text:p>
      <text:p text:style-name="PreformattedText"><text:span text:style-name="T329"><text:s text:c="4"/></text:span><text:span text:style-name="T330">close</text:span><text:span text:style-name="T331">()</text:span></text:p>
      <text:p text:style-name="P332">Fin</text:p>
      <text:p text:style-name="P333"/>
      <text:p text:style-name="PreformattedText"><text:span text:style-name="T334">Procedure<text:s/></text:span><text:span text:style-name="T335">on_cover_clicked</text:span><text:span text:style-name="T336">()</text:span></text:p>
      <text:p text:style-name="P337">Debut</text:p>
      <text:p text:style-name="PreformattedText"><text:span text:style-name="T338"><text:s text:c="4"/></text:span><text:span text:style-name="T339">imgPath</text:span><text:span text:style-name="T340"><text:s/>=<text:s/></text:span><text:span text:style-name="T341">QFileDialog</text:span><text:span text:style-name="T342">::</text:span><text:span text:style-name="T343">getOpenFileName</text:span><text:span text:style-name="T344">(</text:span><text:span text:style-name="T345">this</text:span><text:span text:style-name="T346">,</text:span><text:span text:style-name="T347">tr</text:span><text:span text:style-name="T348">(</text:span><text:span text:style-name="T349">"open</text:span><text:span text:style-name="T350"><text:s/></text:span><text:span text:style-name="T351">file"</text:span><text:span text:style-name="T352">),</text:span><text:span text:style-name="T353">"/home"</text:span><text:span text:style-name="T354">,</text:span><text:span text:style-name="T355">tr</text:span><text:span text:style-name="T356">(</text:span><text:span text:style-name="T357">"Images</text:span><text:span text:style-name="T358"><text:s/></text:span><text:span text:style-name="T359">(*.png</text:span><text:span text:style-name="T360"><text:s/></text:span><text:span text:style-name="T361">*.jpeg</text:span><text:span text:style-name="T362"><text:s/></text:span><text:span text:style-name="T363">*.jpg)"</text:span><text:span text:style-name="T364">))</text:span></text:p>
      <text:p text:style-name="PreformattedText"><text:span text:style-name="T365"><text:tab/></text:span><text:span text:style-name="T366">/</text:span><text:span text:style-name="T367">/Pour inserer la path d’image dans la base</text:span></text:p>
      <text:p text:style-name="P368">Fin</text:p>
      <text:p text:style-name="P369"/>
      <text:p text:style-name="Standard"><text:span text:style-name="T370">Structure<text:s/></text:span><text:span text:style-name="T371">MainWindow<text:s/></text:span><text:span text:style-name="T372">//</text:span><text:span text:style-name="T373">cette classe hérite de la classe<text:s/></text:span><text:span text:style-name="T374">Database</text:span></text:p>
      <text:p text:style-name="Standard"><text:span text:style-name="T375">Debut</text:span></text:p>
      <text:p text:style-name="Standard"><text:span text:style-name="T376"><text:s text:c="8"/></text:span><text:span text:style-name="T377">MainWindow</text:span><text:span text:style-name="T378"><text:s/></text:span><text:span text:style-name="T379">*ui;</text:span></text:p>
      <text:p text:style-name="PreformattedText"><text:span text:style-name="T380"><text:s text:c="3"/></text:span><text:span text:style-name="T381"><text:tab/></text:span><text:span text:style-name="T382"><text:s/></text:span><text:span text:style-name="T383">QString</text:span><text:span text:style-name="T384"><text:s/></text:span><text:span text:style-name="T385">user <text:s text:c="4"/>//Rq: Qstring == type chaine</text:span></text:p>
      <text:p text:style-name="PreformattedText"><text:span text:style-name="T386"><text:s text:c="2"/></text:span><text:span text:style-name="T387"><text:tab/></text:span><text:span text:style-name="T388"><text:s text:c="2"/></text:span><text:span text:style-name="T389">QString</text:span><text:span text:style-name="T390"><text:s/></text:span><text:span text:style-name="T391">titre</text:span><text:span text:style-name="T392">,</text:span><text:span text:style-name="T393">soustitre</text:span><text:span text:style-name="T394">,</text:span><text:span text:style-name="T395">domaine</text:span><text:span text:style-name="T396">,</text:span><text:span text:style-name="T397">date</text:span><text:span text:style-name="T398">,</text:span><text:span text:style-name="T399">auteur</text:span></text:p>
      <text:p text:style-name="PreformattedText"><text:span text:style-name="T400"><text:s text:c="2"/></text:span><text:span text:style-name="T401"><text:tab/></text:span><text:span text:style-name="T402"><text:s text:c="2"/></text:span><text:span text:style-name="T403">QPixmap</text:span><text:span text:style-name="T404"><text:s/></text:span><text:span text:style-name="T405">cover</text:span></text:p>
      <text:p text:style-name="PreformattedText"><text:span text:style-name="T406"><text:s text:c="2"/></text:span><text:span text:style-name="T407"><text:tab/></text:span><text:span text:style-name="T408"><text:s text:c="2"/></text:span><text:span text:style-name="T409">QString</text:span><text:span text:style-name="T410"><text:s/></text:span><text:span text:style-name="T411">id11</text:span></text:p>
      <text:p text:style-name="PreformattedText"><text:span text:style-name="T412"><text:s text:c="2"/></text:span><text:span text:style-name="T413"><text:tab/></text:span><text:span text:style-name="T414"><text:s text:c="2"/></text:span><text:span text:style-name="T415">QString</text:span><text:span text:style-name="T416"><text:s/></text:span><text:span text:style-name="T417">userName</text:span></text:p>
      <text:p text:style-name="PreformattedText"><text:span text:style-name="T418"><text:s text:c="2"/></text:span><text:span text:style-name="T419"><text:tab/></text:span><text:span text:style-name="T420"><text:s text:c="2"/></text:span><text:span text:style-name="T421">QString</text:span><text:span text:style-name="T422"><text:s/></text:span><text:span text:style-name="T423">id</text:span></text:p>
      <text:p text:style-name="PreformattedText"><text:span text:style-name="T424"><text:s text:c="2"/></text:span><text:span text:style-name="T425"><text:tab/></text:span><text:span text:style-name="T426"><text:s text:c="2"/></text:span><text:span text:style-name="T427">int</text:span><text:span text:style-name="T428"><text:s/></text:span><text:span text:style-name="T429">id_book,id_taked</text:span></text:p>
      <text:p text:style-name="P430"/>
      <text:p text:style-name="P431">Fin structure</text:p>
      <text:p text:style-name="P432"/>
      <text:p text:style-name="PreformattedText"><text:span text:style-name="T433">MainWindow</text:span><text:span text:style-name="T434">(</text:span><text:span text:style-name="T435">QWidget</text:span><text:span text:style-name="T436"><text:s/></text:span><text:span text:style-name="T437">*</text:span><text:span text:style-name="T438">parent</text:span><text:span text:style-name="T439">)</text:span><text:span text:style-name="T440"><text:s/></text:span><text:span text:style-name="T441">//</text:span><text:span text:style-name="T442">constructeur</text:span></text:p>
      <text:p text:style-name="PreformattedText"><text:span text:style-name="T443">Debut</text:span></text:p>
      <text:p text:style-name="PreformattedText"><text:span text:style-name="T444"><text:s text:c="4"/></text:span><text:span text:style-name="T445">ui</text:span><text:span text:style-name="T446">-&gt;</text:span><text:span text:style-name="T447">setupUi</text:span><text:span text:style-name="T448">(</text:span><text:span text:style-name="T449">this</text:span><text:span text:style-name="T450">)</text:span></text:p>
      <text:p text:style-name="P451">Fin</text:p>
      <text:p text:style-name="P452"/>
      <text:p text:style-name="PreformattedText"><text:span text:style-name="T453">Procedure<text:s/></text:span><text:span text:style-name="T454">~</text:span><text:span text:style-name="T455">MainWindow</text:span><text:span text:style-name="T456">()</text:span><text:span text:style-name="T457"><text:s/></text:span><text:span text:style-name="T458">//</text:span><text:span text:style-name="T459">distructeur</text:span></text:p>
      <text:p text:style-name="PreformattedText"><text:span text:style-name="T460">Debut</text:span></text:p>
      <text:p text:style-name="PreformattedText"><text:span text:style-name="T461"><text:s text:c="4"/></text:span><text:span text:style-name="T462">delete</text:span><text:span text:style-name="T463"><text:s/></text:span><text:span text:style-name="T464">ui</text:span></text:p>
      <text:p text:style-name="P465">Fin</text:p>
      <text:p text:style-name="P466"/>
      <text:p text:style-name="PreformattedText"><text:span text:style-name="T467">Procedure<text:s/></text:span><text:span text:style-name="T468">on_pushButton_clicked</text:span><text:span text:style-name="T469">()</text:span><text:span text:style-name="T470"><text:s/></text:span><text:span text:style-name="T471"><text:s/></text:span><text:span text:style-name="T472">// fonction login, il y a deux interfaces, user et<text:s/></text:span><text:span text:style-name="T473"><text:tab/></text:span><text:span text:style-name="T474"><text:tab/></text:span><text:span text:style-name="T475"><text:tab/></text:span><text:span text:style-name="T476"><text:s text:c="27"/></text:span><text:span text:style-name="T477">admin qui est capable de gerer le contenu du <text:s text:c="12"/></text:span><text:span text:style-name="T478"><text:tab/></text:span><text:span text:style-name="T479"><text:tab/></text:span><text:span text:style-name="T480"><text:tab/><text:s text:c="19"/></text:span><text:span text:style-name="T481"><text:s/>bibliotheque</text:span></text:p>
      <text:p text:style-name="P482">Debut</text:p>
      <text:p text:style-name="PreformattedText"><text:span text:style-name="T483"><text:tab/></text:span><text:span text:style-name="T484">Si</text:span><text:span text:style-name="T485">(!</text:span><text:span text:style-name="T486">dbConnect</text:span><text:span text:style-name="T487">())<text:s/></text:span><text:span text:style-name="T488">alors</text:span><text:span text:style-name="T489"><text:s/></text:span><text:span text:style-name="T490">//verifier</text:span><text:span text:style-name="T491"><text:s/></text:span><text:span text:style-name="T492">si</text:span><text:span text:style-name="T493"><text:s/></text:span><text:span text:style-name="T494">l'utilisateur</text:span><text:span text:style-name="T495"><text:s/></text:span><text:span text:style-name="T496">est</text:span><text:span text:style-name="T497"><text:s/></text:span><text:span text:style-name="T498">connecté</text:span><text:span text:style-name="T499"><text:s/></text:span><text:span text:style-name="T500">à</text:span><text:span text:style-name="T501"><text:s/></text:span><text:span text:style-name="T502">la</text:span><text:span text:style-name="T503"><text:s/></text:span><text:span text:style-name="T504">BD</text:span></text:p>
      <text:p text:style-name="PreformattedText"><text:span text:style-name="T505"><text:s text:c="12"/></text:span><text:span text:style-name="T506">Ecrire</text:span><text:span text:style-name="T507">(“</text:span><text:span text:style-name="T508"><text:s/></text:span><text:span text:style-name="T509">not</text:span><text:span text:style-name="T510"><text:s text:c="2"/></text:span><text:span text:style-name="T511">Connected</text:span><text:span text:style-name="T512"><text:s/></text:span><text:span text:style-name="T513">to</text:span><text:span text:style-name="T514"><text:s/></text:span><text:span text:style-name="T515">database")</text:span></text:p>
      <text:p text:style-name="PreformattedText"><text:span text:style-name="T516"><text:s text:c="12"/></text:span><text:span text:style-name="T517">return</text:span></text:p>
      <text:p text:style-name="PreformattedText"><text:span text:style-name="T518"><text:s text:c="6"/></text:span><text:span text:style-name="T519">Fin si</text:span></text:p>
      <text:p text:style-name="PreformattedText"><text:span text:style-name="T520"><text:s text:c="4"/></text:span><text:span text:style-name="T521"><text:tab/></text:span><text:span text:style-name="T522">/</text:span><text:span text:style-name="T523">/</text:span><text:span text:style-name="T524">cette méthode utiliser la langage sql en utiisant le requête<text:s/></text:span><text:span text:style-name="T525">SELECT<text:s/></text:span><text:span text:style-name="T526">pour selectionnee a partir <text:s/></text:span><text:span text:style-name="T527"><text:tab/>d’un tableau <text:s/>sous le nom<text:s/></text:span><text:span text:style-name="T528">UserInfo</text:span><text:span text:style-name="T529"><text:s/>les informations de user</text:span></text:p>
      <text:p text:style-name="Standard"><text:span text:style-name="T530"><text:tab/>Si</text:span><text:span text:style-name="T531">(</text:span><text:span text:style-name="T532">le user et un super-user</text:span><text:span text:style-name="T533">)<text:s/></text:span><text:span text:style-name="T534">alors</text:span></text:p>
      <text:p text:style-name="PreformattedText"><text:span text:style-name="T535"><text:s text:c="12"/></text:span><text:span text:style-name="T536">//on va afficher l’interface de l’admine</text:span></text:p>
      <text:p text:style-name="PreformattedText"><text:span text:style-name="T537"><text:tab/></text:span><text:span text:style-name="T538"><text:tab/>//Selectionner from<text:s/></text:span><text:span text:style-name="T539">Books</text:span><text:span text:style-name="T540"><text:s/>tous les livres existent dans la bib</text:span></text:p>
      <text:p text:style-name="PreformattedText"><text:span text:style-name="T541"><text:s text:c="12"/></text:span><text:span text:style-name="T542">sinon //</text:span><text:span text:style-name="T543">l'utilisateur</text:span><text:span text:style-name="T544"><text:s/></text:span><text:span text:style-name="T545">est</text:span><text:span text:style-name="T546"><text:s/></text:span><text:span text:style-name="T547">un</text:span><text:span text:style-name="T548"><text:s/></text:span><text:span text:style-name="T549">etudiant</text:span><text:span text:style-name="T550"><text:s/></text:span><text:span text:style-name="T551">ou</text:span><text:span text:style-name="T552"><text:s/></text:span><text:span text:style-name="T553">un</text:span><text:span text:style-name="T554"><text:s/></text:span><text:span text:style-name="T555">enseignant</text:span></text:p>
      <text:p text:style-name="PreformattedText"><text:span text:style-name="T556"><text:tab/></text:span><text:span text:style-name="T557"><text:tab/>//afficher</text:span><text:span text:style-name="T558"><text:s/></text:span><text:span text:style-name="T559">tous</text:span><text:span text:style-name="T560"><text:s/></text:span><text:span text:style-name="T561">les</text:span><text:span text:style-name="T562"><text:s/></text:span><text:span text:style-name="T563">livres</text:span></text:p>
      <text:p text:style-name="P564"><text:tab/><text:tab/>//verifier si il y a un retard pour envoyer un alert</text:p>
      <text:p text:style-name="PreformattedText"><text:span text:style-name="T565"><text:tab/></text:span><text:span text:style-name="T566">Fin si</text:span></text:p>
      <text:p text:style-name="P567">Fin</text:p>
      <text:p text:style-name="P568"/>
      <text:p text:style-name="P569"><text:span text:style-name="T570">Procedure</text:span><text:span text:style-name="T571"><text:s/></text:span><text:span text:style-name="T572">on_log_out2_clicked</text:span><text:span text:style-name="T573">()</text:span><text:span text:style-name="T574"><text:s text:c="21"/></text:span><text:span text:style-name="T575"><text:s/></text:span><text:span text:style-name="T576"><text:tab/></text:span><text:span text:style-name="T577"><text:tab/></text:span><text:span text:style-name="T578"><text:tab/></text:span><text:span text:style-name="T579"><text:s text:c="12"/></text:span><text:span text:style-name="T580">Debut</text:span><text:span text:style-name="T581"><text:s text:c="3"/></text:span><text:span text:style-name="T582"><text:tab/><text:s text:c="128"/></text:span><text:span text:style-name="T583"><text:tab/></text:span><text:span text:style-name="T584">//quitter</text:span><text:span text:style-name="T585"><text:s/></text:span><text:span text:style-name="T586">la</text:span><text:span text:style-name="T587"><text:s/></text:span><text:span text:style-name="T588">biblio<text:s/></text:span><text:span text:style-name="T589"><text:tab/></text:span><text:span text:style-name="T590"><text:tab/></text:span><text:span text:style-name="T591"><text:tab/></text:span><text:span text:style-name="T592"><text:tab/></text:span><text:span text:style-name="T593"><text:tab/></text:span><text:span text:style-name="T594"><text:tab/><text:s text:c="35"/></text:span><text:span text:style-name="T595"><text:tab/>//Retourner a la page login</text:span><text:span text:style-name="T596"><text:tab/><text:s text:c="98"/></text:span><text:span text:style-name="T597">Fin</text:span></text:p>
      <text:p text:style-name="P598"><text:span text:style-name="T599">Procedure</text:span><text:span text:style-name="T600"><text:s/></text:span><text:span text:style-name="T601">on_BookView_clicked</text:span><text:span text:style-name="T602">(</text:span><text:span text:style-name="T603">const</text:span><text:span text:style-name="T604"><text:s/></text:span><text:span text:style-name="T605">QModelIndex</text:span><text:span text:style-name="T606"><text:s/></text:span><text:span text:style-name="T607">&amp;index)<text:s/></text:span><text:span text:style-name="T608"><text:s text:c="11"/></text:span><text:span text:style-name="T609"><text:s text:c="9"/></text:span><text:span text:style-name="T610"><text:s text:c="3"/></text:span><text:span text:style-name="T611"><text:s text:c="4"/></text:span><text:span text:style-name="T612">Debut</text:span><text:span text:style-name="T613"><text:s text:c="11"/></text:span><text:span text:style-name="T614"><text:tab/></text:span><text:span text:style-name="T615"><text:tab/></text:span><text:span text:style-name="T616"><text:tab/></text:span><text:span text:style-name="T617"><text:tab/></text:span><text:span text:style-name="T618"><text:tab/></text:span><text:span text:style-name="T619"><text:tab/></text:span><text:span text:style-name="T620"><text:tab/></text:span><text:span text:style-name="T621"><text:tab/></text:span><text:span text:style-name="T622"><text:tab/></text:span><text:span text:style-name="T623"><text:tab/><text:s text:c="8"/></text:span><text:span text:style-name="T624"><text:tab/></text:span><text:span text:style-name="T625"><text:tab/></text:span><text:span text:style-name="T626">//dans</text:span><text:span text:style-name="T627"><text:s/></text:span><text:span text:style-name="T628">cette</text:span><text:span text:style-name="T629"><text:s/></text:span><text:span text:style-name="T630">fonciton</text:span><text:span text:style-name="T631"><text:s/></text:span><text:span text:style-name="T632">on</text:span><text:span text:style-name="T633"><text:s/></text:span><text:span text:style-name="T634">vas</text:span><text:span text:style-name="T635"><text:s/></text:span><text:span text:style-name="T636">afficher</text:span><text:span text:style-name="T637"><text:s/></text:span><text:span text:style-name="T638">les</text:span><text:span text:style-name="T639"><text:s/></text:span><text:span text:style-name="T640">info</text:span><text:span text:style-name="T641"><text:s/></text:span><text:span text:style-name="T642">d'un</text:span><text:span text:style-name="T643"><text:s/></text:span><text:span text:style-name="T644">livre</text:span><text:span text:style-name="T645"><text:s text:c="2"/></text:span><text:span text:style-name="T646">dans</text:span><text:span text:style-name="T647"><text:s/></text:span><text:span text:style-name="T648">la</text:span><text:span text:style-name="T649"><text:s/></text:span><text:span text:style-name="T650">partie</text:span><text:span text:style-name="T651"><text:s/></text:span><text:span text:style-name="T652"><text:s text:c="4"/></text:span><text:span text:style-name="T653">utilisateur <text:s text:c="29"/></text:span><text:span text:style-name="T654"><text:tab/></text:span><text:span text:style-name="T655"><text:s/></text:span></text:p>
      <text:p text:style-name="P656"><text:span text:style-name="T657">//slectionnet a partir di tableau Books les information correspondant a la livre clicker par <text:s/></text:span><text:span text:style-name="T658"><text:tab/>l’utilisateur <text:s/></text:span><text:span text:style-name="T659"><text:tab/></text:span><text:span text:style-name="T660"><text:tab/></text:span><text:span text:style-name="T661"><text:s/></text:span><text:span text:style-name="T662"><text:tab/></text:span><text:span text:style-name="T663"><text:tab/></text:span><text:span text:style-name="T664"><text:tab/></text:span><text:span text:style-name="T665"><text:tab/><text:s text:c="8"/></text:span><text:span text:style-name="T666">Fin</text:span></text:p>
      <text:p text:style-name="P667"/>
      <text:p text:style-name="P668"><text:span text:style-name="T669">Procedur</text:span><text:span text:style-name="T670">e</text:span><text:span text:style-name="T671"><text:s/></text:span><text:span text:style-name="T672">on_recherche_clicked</text:span><text:span text:style-name="T673">() <text:s text:c="2"/></text:span><text:span text:style-name="T674"><text:tab/></text:span><text:span text:style-name="T675"><text:tab/></text:span><text:span text:style-name="T676"><text:tab/></text:span><text:span text:style-name="T677"><text:tab/></text:span><text:span text:style-name="T678"><text:tab/></text:span><text:span text:style-name="T679"><text:tab/></text:span><text:span text:style-name="T680"><text:s text:c="3"/></text:span><text:span text:style-name="T681"><text:s text:c="8"/></text:span><text:span text:style-name="T682"><text:s/></text:span><text:span text:style-name="T683">Debut</text:span><text:span text:style-name="T684"><text:s/></text:span><text:span text:style-name="T685"><text:tab/></text:span><text:span text:style-name="T686"><text:tab/></text:span><text:span text:style-name="T687">//Fonction gestion de recherche</text:span><text:span text:style-name="T688"><text:tab/></text:span><text:span text:style-name="T689"><text:tab/></text:span><text:span text:style-name="T690"><text:tab/></text:span><text:span text:style-name="T691"><text:tab/></text:span><text:span text:style-name="T692"><text:tab/></text:span><text:span text:style-name="T693"><text:tab/></text:span><text:span text:style-name="T694"><text:tab/></text:span><text:span text:style-name="T695"><text:tab/>//Selon le type de recherche(Simple/avancer)</text:span><text:span text:style-name="T696"><text:tab/></text:span><text:span text:style-name="T697"><text:tab/></text:span><text:span text:style-name="T698"><text:tab/></text:span><text:span text:style-name="T699"><text:tab/></text:span><text:span text:style-name="T700"><text:tab/></text:span><text:span text:style-name="T701"><text:tab/><text:s/></text:span><text:span text:style-name="T702">Fin</text:span></text:p>
      <text:p text:style-name="P703"/>
      <text:p text:style-name="P704"/>
      <text:p text:style-name="P705"><text:span text:style-name="T706">Procedure</text:span><text:span text:style-name="T707"><text:s/></text:span><text:span text:style-name="T708">on_listWidget_itemClicked</text:span><text:span text:style-name="T709">(</text:span><text:span text:style-name="T710">QListWidgetItem</text:span><text:span text:style-name="T711"><text:s/></text:span><text:span text:style-name="T712">*item) <text:s text:c="21"/></text:span><text:span text:style-name="T713"><text:s text:c="2"/></text:span><text:span text:style-name="T714"><text:s/></text:span><text:span text:style-name="T715">Debut</text:span><text:span text:style-name="T716"><text:s/></text:span><text:span text:style-name="T717">//</text:span><text:span text:style-name="T718"><text:s/></text:span><text:span text:style-name="T719">pour</text:span><text:span text:style-name="T720"><text:s/></text:span><text:span text:style-name="T721">la</text:span><text:span text:style-name="T722"><text:s/></text:span><text:span text:style-name="T723">gestion</text:span><text:span text:style-name="T724"><text:s/></text:span><text:span text:style-name="T725">de</text:span><text:span text:style-name="T726"><text:s/></text:span><text:span text:style-name="T727">l'interface</text:span><text:span text:style-name="T728"><text:s/></text:span><text:span text:style-name="T729">admin</text:span></text:p>
      <text:p text:style-name="P730"><text:span text:style-name="T731">Selon (partie)</text:span></text:p>
      <text:p text:style-name="P732"><text:span text:style-name="T733">0:<text:s/></text:span><text:span text:style-name="T734">//afficher les livres</text:span><text:span text:style-name="T735"><text:tab/></text:span><text:span text:style-name="T736"><text:tab/></text:span><text:span text:style-name="T737"><text:tab/></text:span><text:span text:style-name="T738"><text:tab/></text:span><text:span text:style-name="T739"><text:tab/></text:span><text:span text:style-name="T740"><text:tab/></text:span><text:span text:style-name="T741"><text:tab/></text:span><text:span text:style-name="T742"><text:tab/></text:span><text:span text:style-name="T743"><text:tab/></text:span><text:span text:style-name="T744"><text:tab/><text:s text:c="18"/></text:span><text:span text:style-name="T745"><text:tab/></text:span><text:span text:style-name="T746">//selectionner from la tab</text:span><text:span text:style-name="T747"><text:s/></text:span><text:span text:style-name="T748">Books<text:s/></text:span><text:span text:style-name="T749">l</text:span><text:span text:style-name="T750">e liste des livres en utilisant le <text:s/></text:span><text:span text:style-name="T751">requête</text:span><text:span text:style-name="T752"><text:s/></text:span><text:span text:style-name="T753">SELECT</text:span></text:p>
      <text:p text:style-name="P754"><text:span text:style-name="T755">1:<text:s/></text:span><text:span text:style-name="T756">//liste</text:span><text:span text:style-name="T757"><text:s/></text:span><text:span text:style-name="T758">des</text:span><text:span text:style-name="T759"><text:s/></text:span><text:span text:style-name="T760">livres</text:span><text:span text:style-name="T761"><text:s/></text:span><text:span text:style-name="T762">emprunté: <text:s text:c="2"/></text:span><text:span text:style-name="T763"><text:tab/></text:span><text:span text:style-name="T764"><text:tab/></text:span><text:span text:style-name="T765"><text:tab/></text:span><text:span text:style-name="T766"><text:tab/></text:span><text:span text:style-name="T767"><text:tab/></text:span><text:span text:style-name="T768"><text:tab/></text:span><text:span text:style-name="T769"><text:tab/><text:s text:c="8"/></text:span><text:span text:style-name="T770"><text:tab/></text:span><text:span text:style-name="T771">//selectionner from la tab</text:span><text:span text:style-name="T772"><text:s/></text:span><text:span text:style-name="T773">Taked<text:s/></text:span><text:span text:style-name="T774">le liste des livres emprunté en utilisant le <text:s/></text:span><text:span text:style-name="T775">requête</text:span><text:span text:style-name="T776"><text:s/></text:span><text:span text:style-name="T777">SELECT</text:span></text:p>
      <text:p text:style-name="P778"><text:span text:style-name="T779">2:<text:s/></text:span><text:span text:style-name="T780">//liste</text:span><text:span text:style-name="T781"><text:s/></text:span><text:span text:style-name="T782">des</text:span><text:span text:style-name="T783"><text:s/></text:span><text:span text:style-name="T784">users"</text:span><text:span text:style-name="T785"><text:s/></text:span><text:span text:style-name="T786"><text:tab/></text:span><text:span text:style-name="T787"><text:tab/></text:span><text:span text:style-name="T788"><text:tab/></text:span><text:span text:style-name="T789"><text:tab/></text:span><text:span text:style-name="T790"><text:tab/></text:span><text:span text:style-name="T791"><text:tab/></text:span><text:span text:style-name="T792"><text:tab/></text:span><text:span text:style-name="T793"><text:tab/></text:span><text:span text:style-name="T794"><text:tab/><text:s text:c="8"/></text:span><text:span text:style-name="T795"><text:tab/></text:span><text:span text:style-name="T796">//selectionner from la tab</text:span><text:span text:style-name="T797"><text:s/></text:span><text:span text:style-name="T798">UserInfo<text:s/></text:span><text:span text:style-name="T799">le liste des utilisateurs en utilisant le <text:s/></text:span><text:span text:style-name="T800">requête</text:span><text:span text:style-name="T801"><text:s/></text:span><text:span text:style-name="T802">SELECT</text:span><text:span text:style-name="T803"><text:tab/></text:span></text:p>
      <text:p text:style-name="P804"><text:span text:style-name="T805"><text:s/></text:span><text:span text:style-name="T806">Fin</text:span></text:p>
      <text:p text:style-name="P807"><text:span text:style-name="T808">Procedure</text:span><text:span text:style-name="T809"><text:s/></text:span><text:span text:style-name="T810">on_chek_avancer_stateChanged</text:span><text:span text:style-name="T811">(</text:span><text:span text:style-name="T812">int</text:span><text:span text:style-name="T813"><text:s/></text:span><text:span text:style-name="T814">arg1)</text:span><text:span text:style-name="T815"><text:s text:c="2"/></text:span><text:span text:style-name="T816"><text:s text:c="24"/></text:span><text:span text:style-name="T817"><text:s text:c="8"/></text:span><text:span text:style-name="T818"><text:s/></text:span><text:span text:style-name="T819">Debut</text:span><text:span text:style-name="T820"><text:s/></text:span><text:span text:style-name="T821">//pour</text:span><text:span text:style-name="T822"><text:s/></text:span><text:span text:style-name="T823">choisir</text:span><text:span text:style-name="T824"><text:s/></text:span><text:span text:style-name="T825">entre</text:span><text:span text:style-name="T826"><text:s/></text:span><text:span text:style-name="T827">recherche</text:span><text:span text:style-name="T828"><text:s/></text:span><text:span text:style-name="T829">avancer</text:span><text:span text:style-name="T830"><text:s/></text:span><text:span text:style-name="T831">et</text:span><text:span text:style-name="T832"><text:s/></text:span><text:span text:style-name="T833">recherche</text:span><text:span text:style-name="T834"><text:s/></text:span><text:span text:style-name="T835">simple <text:s text:c="52"/></text:span><text:span text:style-name="T836"><text:tab/></text:span><text:span text:style-name="T837">Si</text:span><text:span text:style-name="T838">(</text:span><text:span text:style-name="T839">le cas de recherche avancer et cocher</text:span><text:span text:style-name="T840">)<text:s/></text:span><text:span text:style-name="T841">alors</text:span><text:span text:style-name="T842"><text:s text:c="75"/></text:span><text:span text:style-name="T843"><text:tab/></text:span><text:span text:style-name="T844"><text:tab/></text:span><text:span text:style-name="T845">//on va faire un rech avancer selon le type(date, domaine, auteur) <text:s text:c="2"/></text:span><text:span text:style-name="T846"><text:s text:c="2"/></text:span><text:span text:style-name="T847"><text:s text:c="14"/></text:span><text:span text:style-name="T848"><text:tab/></text:span><text:span text:style-name="T849">sinon</text:span><text:span text:style-name="T850"><text:tab/></text:span><text:span text:style-name="T851"><text:tab/></text:span><text:span text:style-name="T852"><text:tab/></text:span><text:span text:style-name="T853"><text:tab/></text:span><text:span text:style-name="T854"><text:tab/></text:span><text:span text:style-name="T855"><text:tab/></text:span><text:span text:style-name="T856"><text:tab/></text:span><text:span text:style-name="T857"><text:tab/></text:span><text:span text:style-name="T858"><text:tab/></text:span><text:span text:style-name="T859"><text:tab/></text:span><text:span text:style-name="T860"><text:tab/></text:span><text:span text:style-name="T861"><text:tab/><text:s text:c="2"/></text:span><text:span text:style-name="T862"><text:tab/></text:span><text:span text:style-name="T863"><text:tab/></text:span><text:span text:style-name="T864">//</text:span><text:span text:style-name="T865">une recherche simple selon le titre de livre</text:span><text:span text:style-name="T866"><text:tab/></text:span><text:span text:style-name="T867"><text:tab/></text:span><text:span text:style-name="T868"><text:tab/></text:span><text:span text:style-name="T869"><text:tab/></text:span><text:span text:style-name="T870"><text:tab/></text:span><text:span text:style-name="T871"><text:tab/></text:span><text:span text:style-name="T872">Fin si</text:span><text:span text:style-name="T873"><text:s text:c="4"/></text:span><text:span text:style-name="T874"><text:tab/></text:span><text:span text:style-name="T875"><text:tab/></text:span><text:span text:style-name="T876"><text:tab/></text:span><text:span text:style-name="T877"><text:tab/></text:span><text:span text:style-name="T878"><text:tab/></text:span><text:span text:style-name="T879"><text:tab/></text:span><text:span text:style-name="T880"><text:tab/></text:span><text:span text:style-name="T881"><text:tab/></text:span><text:span text:style-name="T882"><text:tab/></text:span><text:span text:style-name="T883"><text:tab/><text:s text:c="4"/></text:span><text:span text:style-name="T884"><text:tab/><text:s text:c="3"/></text:span><text:span text:style-name="T885">Fin</text:span><text:span text:style-name="T886"><text:s text:c="29"/></text:span></text:p>
      <text:p text:style-name="P887"><text:span text:style-name="T888">Procedure</text:span><text:span text:style-name="T889"><text:s/></text:span><text:span text:style-name="T890">on_emp_clicked</text:span><text:span text:style-name="T891">()</text:span><text:span text:style-name="T892"><text:s/></text:span><text:span text:style-name="T893"><text:s/></text:span><text:span text:style-name="T894"><text:s text:c="46"/></text:span><text:span text:style-name="T895"><text:tab/><text:s text:c="5"/></text:span><text:span text:style-name="T896"><text:s/></text:span><text:span text:style-name="T897">Debut</text:span></text:p>
      <text:p text:style-name="P898"><text:s text:c="4"/></text:p>
      <text:p text:style-name="P899">Fin</text:p>
      <text:p text:style-name="P900"><text:span text:style-name="T901">Procedure</text:span><text:span text:style-name="T902"><text:s/></text:span><text:span text:style-name="T903">on_TakeBook_clicked</text:span><text:span text:style-name="T904">(</text:span><text:span text:style-name="T905">const</text:span><text:span text:style-name="T906"><text:s/></text:span><text:span text:style-name="T907">QModelIndex</text:span><text:span text:style-name="T908"><text:s/></text:span><text:span text:style-name="T909">&amp;index) <text:s text:c="23"/></text:span><text:span text:style-name="T910"><text:tab/></text:span><text:span text:style-name="T911"><text:s/></text:span><text:span text:style-name="T912">Debut</text:span></text:p>
      <text:p text:style-name="P913"><text:s text:c="4"/></text:p>
      <text:p text:style-name="P914"><text:span text:style-name="T915">Fin</text:span></text:p>
      <text:p text:style-name="P916"><text:span text:style-name="T917">Procedure</text:span><text:span text:style-name="T918"><text:s/></text:span><text:span text:style-name="T919">on_addUser_clicked</text:span><text:span text:style-name="T920">() <text:s text:c="47"/></text:span><text:span text:style-name="T921"><text:tab/></text:span><text:span text:style-name="T922"><text:s text:c="2"/></text:span><text:span text:style-name="T923">Debut</text:span></text:p>
      <text:p text:style-name="P924"><text:s text:c="4"/></text:p>
      <text:p text:style-name="P925"><text:span text:style-name="T926">Fin</text:span></text:p>
      <text:p text:style-name="P927"><text:span text:style-name="T928">Procedure</text:span><text:span text:style-name="T929"><text:s/></text:span><text:span text:style-name="T930">on_DelUser_clicked</text:span><text:span text:style-name="T931">() <text:s text:c="48"/></text:span><text:span text:style-name="T932"><text:tab/></text:span><text:span text:style-name="T933"><text:s/></text:span><text:span text:style-name="T934">Debut</text:span></text:p>
      <text:p text:style-name="P935"><text:s text:c="4"/></text:p>
      <text:p text:style-name="P936">Fin</text:p>
      <text:p text:style-name="P937"><text:span text:style-name="T938">Procedure</text:span><text:span text:style-name="T939"><text:s/></text:span><text:span text:style-name="T940">on_AdminUsers_clicked</text:span><text:span text:style-name="T941">(const <text:s/>&amp;index : QModelIndex)</text:span></text:p>
      <text:p text:style-name="P942">Debut</text:p>
      <text:p text:style-name="P943"><text:span text:style-name="T944"><text:s text:c="5"/></text:span><text:span text:style-name="T945">//cette méthode utilise la langage sql en utilisant la requette SELECT pour faire la selection de user_id <text:s/>du</text:span></text:p>
      <text:p text:style-name="P946"><text:s text:c="5"/>//tableau <text:s/>UserInfo où user_id= id de la ligne où le curseur est placé</text:p>
      <text:p text:style-name="P947"><text:s text:c="5"/>// la valeur de user_id selecter est ainsi affectée à la variable globale id</text:p>
      <text:p text:style-name="P948">Fin</text:p>
      <text:p text:style-name="P949"><text:span text:style-name="T950">Procedure</text:span><text:span text:style-name="T951"><text:s/></text:span><text:span text:style-name="T952">on_DelUser_clicked</text:span><text:span text:style-name="T953">()</text:span></text:p>
      <text:p text:style-name="P954">Debut</text:p>
      <text:p text:style-name="P955"><text:span text:style-name="T956"><text:tab/></text:span><text:span text:style-name="T957">//cette méthode utilise la langage sql en utilisant la requette DELETE pour effacer du</text:span></text:p>
      <text:p text:style-name="P958"><text:tab/>//tableau <text:s/>UserInfo où user_id= id de la ligne où le curseur est placé</text:p>
      <text:p text:style-name="P959">Fin</text:p>
      <text:p text:style-name="P960"><text:span text:style-name="T961">Procedure</text:span><text:span text:style-name="T962"><text:s/></text:span><text:span text:style-name="T963">on_alert_clicked</text:span><text:span text:style-name="T964">()</text:span></text:p>
      <text:p text:style-name="P965">Debut</text:p>
      <text:p text:style-name="P966"><text:span text:style-name="T967"><text:tab/></text:span><text:span text:style-name="T968">/</text:span><text:span text:style-name="T969">/cette méthode utilise la langage sql en utilisant la requette SELECT pour faire la selection <text:s/>de date et user_id du</text:span></text:p>
      <text:p text:style-name="P970"><text:tab/>//tableau <text:s/>UserInfo où date &gt; date limite</text:p>
      <text:p text:style-name="P971">Fin</text:p>
      <text:p text:style-name="P972"><text:span text:style-name="T973">Procedure</text:span><text:span text:style-name="T974"><text:s/></text:span><text:span text:style-name="T975">on_Book_clicked</text:span><text:span text:style-name="T976">(const &amp;index : QModelIndex )</text:span></text:p>
      <text:p text:style-name="P977">Debut</text:p>
      <text:p text:style-name="P978"><text:span text:style-name="T979"><text:tab/></text:span><text:span text:style-name="T980">//cette méthode utilise la l</text:span><text:span text:style-name="T981">angage sql en utilisant la requette SELECT pour faire la selection <text:s/>de tous les insformations</text:span></text:p>
      <text:p text:style-name="P982"><text:tab/>//tableau <text:s/>Books où id_book=id de la ligne où le curseur est placé</text:p>
      <text:p text:style-name="P983">Fin</text:p>
      <text:p text:style-name="P984"><text:span text:style-name="T985">Procedure</text:span><text:span text:style-name="T986"><text:s/></text:span><text:span text:style-name="T987">on_chek_avancer_2_stateChanged</text:span><text:span text:style-name="T988">(int)<text:s/></text:span><text:span text:style-name="T989">//pour choisir entre recherche avanceé et recherche simple</text:span></text:p>
      <text:p text:style-name="P990">debut</text:p>
      <text:p text:style-name="P991"><text:span text:style-name="T992"><text:s text:c="4"/></text:span><text:span text:style-name="T993">si ui-&gt;chek_avancer_2-&gt;isChecked() == vrai</text:span></text:p>
      <text:p text:style-name="P994"><text:s text:c="4"/>{</text:p>
      <text:p text:style-name="P995"><text:s text:c="8"/>ui-&gt;Domaine-&gt;setEnabled(1);</text:p>
      <text:p text:style-name="P996"><text:s text:c="8"/>ui-&gt;Date_2-&gt;setEnabled(1);</text:p>
      <text:p text:style-name="P997"><text:s text:c="8"/>ui-&gt;auteur_2-&gt;setEnabled(1);</text:p>
      <text:p text:style-name="P998"><text:s text:c="4"/>}</text:p>
      <text:p text:style-name="P999"/>
      <text:p text:style-name="P1000"><text:s text:c="4"/>si non</text:p>
      <text:p text:style-name="P1001"><text:span text:style-name="T1002"><text:s text:c="4"/></text:span><text:span text:style-name="T1003">{</text:span></text:p>
      <text:p text:style-name="P1004"><text:s text:c="8"/>ui-&gt;Domaine-&gt;setDisabled(1);</text:p>
      <text:p text:style-name="P1005"><text:s text:c="8"/>ui-&gt;Date_2-&gt;setDisabled(1);</text:p>
      <text:p text:style-name="P1006"><text:span text:style-name="T1007"><text:s text:c="8"/></text:span><text:span text:style-name="T1008">ui-&gt;auteur_2-&gt;setDisabled(1);</text:span></text:p>
      <text:p text:style-name="P1009"><text:s text:c="4"/>}</text:p>
      <text:p text:style-name="P1010"><text:s text:c="4"/>fin si</text:p>
      <text:p text:style-name="P1011">fin</text:p>
      <text:p text:style-name="P1012"><text:span text:style-name="T1013">Procedure</text:span><text:span text:style-name="T1014"><text:s/></text:span><text:span text:style-name="T1015">on_recherche_2_clicked</text:span><text:span text:style-name="T1016">()</text:span></text:p>
      <text:p text:style-name="P1017">debut</text:p>
      <text:p text:style-name="P1018"><text:s text:c="2"/></text:p>
      <text:p text:style-name="P1019"><text:span text:style-name="T1020"><text:s text:c="4"/></text:span><text:span text:style-name="T1021">si ui-&gt;chek_avancer_2-&gt;isChecked() = vrai //p</text:span><text:span text:style-name="T1022">our une recherche avancée</text:span></text:p>
      <text:p text:style-name="P1023"><text:s text:c="4"/></text:p>
      <text:p text:style-name="P1024"><text:s text:c="8"/></text:p>
      <text:p text:style-name="P1025"><text:s text:c="8"/>si ui-&gt;Date_2-&gt;text()="" et ui-&gt;auteur_2-&gt;text()=""</text:p>
      <text:p text:style-name="P1026"><text:s text:c="8"/></text:p>
      <text:p text:style-name="P1027"><text:span text:style-name="T1028"><text:s text:c="13"/></text:span><text:span text:style-name="T1029">//SELECT Titre,SousTitre,Domaine,Nombre_copie,Auteur du tableau Books où</text:span></text:p>
      <text:p text:style-name="P1030"><text:s text:c="13"/>//titre =ui-&gt;titre_livre_2-&gt;text()</text:p>
      <text:p text:style-name="P1031"><text:s text:c="13"/>//domaine = ui-&gt;Domaine-&gt;currentText());</text:p>
      <text:p text:style-name="P1032"><text:s text:c="8"/></text:p>
      <text:p text:style-name="P1033"><text:s text:c="8"/>si non</text:p>
      <text:p text:style-name="P1034"><text:s text:c="8"/><text:tab/>si <text:s/>ui-&gt;Date_2-&gt;text()="" et ui-&gt;auteur_2-&gt;text()!="")</text:p>
      <text:p text:style-name="P1035"><text:span text:style-name="T1036"><text:s text:c="12"/></text:span><text:span text:style-name="T1037">//SELECT Titre,SousTitre,Domaine,Nombre_copie,Auteur du tableau Books</text:span></text:p>
      <text:p text:style-name="P1038"><text:s text:c="12"/>//titre=ui-&gt;titre_livre_2-&gt;text()</text:p>
      <text:p text:style-name="P1039"><text:s text:c="12"/>//domaine=ui-&gt;Domaine-&gt;currentText()</text:p>
      <text:p text:style-name="P1040"><text:s text:c="12"/>//auteur=ui-&gt;auteur_2-&gt;text()$</text:p>
      <text:p text:style-name="P1041"><text:s text:c="8"/></text:p>
      <text:p text:style-name="P1042"><text:s text:c="7"/><text:tab/><text:tab/>si non</text:p>
      <text:p text:style-name="P1043"/>
      <text:p text:style-name="P1044"><text:s text:c="7"/><text:tab/><text:tab/><text:s/><text:tab/>si ui-&gt;Date_2-&gt;text()!="" et ui-&gt;auteur_2-&gt;text()=""</text:p>
      <text:p text:style-name="P1045"/>
      <text:p text:style-name="P1046"><text:span text:style-name="T1047"><text:s text:c="12"/></text:span><text:span text:style-name="T1048"><text:tab/></text:span><text:span text:style-name="T1049"><text:tab/></text:span><text:span text:style-name="T1050">//SELECT Titre,SousTitre,Domaine,Nombre_cop</text:span><text:span text:style-name="T1051">ie,Date,Auteur du tableau Books</text:span></text:p>
      <text:p text:style-name="P1052"><text:s text:c="11"/><text:tab/><text:tab/><text:tab/><text:s/>//titre=ui-&gt;titre_livre_2-&gt;text()+"%"</text:p>
      <text:p text:style-name="P1053"><text:s text:c="12"/><text:tab/><text:tab/>//domaine=ui-&gt;Domaine-&gt;currentText()</text:p>
      <text:p text:style-name="P1054"><text:s text:c="12"/><text:tab/><text:tab/>//auteur= ui-&gt;Date_2-&gt;text()</text:p>
      <text:p text:style-name="P1055"/>
      <text:p text:style-name="P1056"><text:s text:c="8"/><text:tab/><text:tab/>si non</text:p>
      <text:p text:style-name="P1057"><text:s text:c="12"/></text:p>
      <text:p text:style-name="P1058"><text:span text:style-name="T1059"><text:s text:c="10"/></text:span><text:span text:style-name="T1060"><text:tab/></text:span><text:span text:style-name="T1061"><text:tab/></text:span><text:span text:style-name="T1062"><text:tab/>/</text:span><text:span text:style-name="T1063">/SELECT Titre,SousTitre,Domain</text:span><text:span text:style-name="T1064">e,Nombre_copie,Date,Auteur du tableau Books où</text:span></text:p>
      <text:p text:style-name="P1065"><text:s text:c="11"/><text:tab/><text:tab/><text:tab/><text:s/>//titre=ui-&gt;titre_livre_2-&gt;text()+"%"</text:p>
      <text:p text:style-name="P1066"><text:s text:c="12"/><text:tab/><text:tab/>//domaine=ui-&gt;Domaine-&gt;currentText()</text:p>
      <text:p text:style-name="P1067"><text:s text:c="12"/><text:tab/><text:tab/>//auteur= ui-&gt;Date_2-&gt;text()</text:p>
      <text:p text:style-name="P1068"><text:s text:c="12"/><text:tab/><text:tab/>//date=ui-&gt;Date_2-&gt;text()</text:p>
      <text:p text:style-name="P1069"><text:s text:c="4"/><text:tab/><text:tab/><text:tab/>fin si</text:p>
      <text:p text:style-name="P1070"><text:s text:c="4"/><text:tab/><text:tab/>fin si</text:p>
      <text:p text:style-name="P1071"><text:span text:style-name="T1072"><text:s text:c="4"/>si non<text:s/></text:span><text:span text:style-name="T1073">//pour une recherche simple selon le titre de livre</text:span></text:p>
      <text:p text:style-name="P1074"><text:s text:c="4"/></text:p>
      <text:p text:style-name="P1075"><text:span text:style-name="T1076"><text:s text:c="7"/></text:span><text:span text:style-name="T1077"><text:s/>//SELECT Titre,SousTitre,Domaine,Nombre_copie,Date,Auteur du tableau Books où</text:span></text:p>
      <text:p text:style-name="P1078"><text:s text:c="11"/><text:tab/><text:tab/><text:tab/><text:s/>//titre=ui-&gt;titre_livre_2-&gt;text()+"%";</text:p>
      <text:p text:style-name="P1079"><text:span text:style-name="T1080"><text:s text:c="4"/></text:span><text:span text:style-name="T1081">fin si</text:span></text:p>
      <text:p text:style-name="P1082">fin</text:p>
      <text:p text:style-name="P1083"/>
      <text:p text:style-name="P1084"><text:span text:style-name="T1085">Procedure</text:span><text:span text:style-name="T1086"><text:s/></text:span><text:span text:style-name="T1087">on_AdminBook_clicked</text:span><text:span text:style-name="T1088">(const <text:s/>&amp;index :QModelIndex)</text:span></text:p>
      <text:p text:style-name="P1089">Debut</text:p>
      <text:p text:style-name="P1090"><text:span text:style-name="T1091"><text:s text:c="5"/></text:span><text:span text:style-name="T1092">//cette méthode utilise la langage sql en utilisant la requette SELECT pour faire la selection de id et titre <text:s/>du</text:span></text:p>
      <text:p text:style-name="P1093"><text:s text:c="5"/>//tableau<text:s/><text:s/>Books où id= id de la ligne où le curseur est placé</text:p>
      <text:p text:style-name="P1094"><text:s text:c="5"/>// la valeur de id et titre selecter sont ainsi affectées au variables globales id et titre</text:p>
      <text:p text:style-name="P1095"><text:span text:style-name="T1096"><text:s text:c="4"/></text:span><text:span text:style-name="T1097">Fin</text:span></text:p>
      <text:p text:style-name="P1098"><text:span text:style-name="T1099">Procedure</text:span><text:span text:style-name="T1100"><text:s/></text:span><text:span text:style-name="T1101">on_addBook_clicked</text:span><text:span text:style-name="T1102">()</text:span></text:p>
      <text:p text:style-name="P1103">debut</text:p>
      <text:p text:style-name="P1104"><text:span text:style-name="T1105"><text:s text:c="4"/></text:span><text:span text:style-name="T1106">addbook add;</text:span></text:p>
      <text:p text:style-name="P1107"><text:s text:c="4"/>add.setModal(true);</text:p>
      <text:p text:style-name="P1108"><text:span text:style-name="T1109"><text:s text:c="5"/></text:span><text:span text:style-name="T1110">//cette méthode</text:span><text:span text:style-name="T1111"><text:s/>utilise la langage sql en utilisant la requette SELECT pour faire la selection de tous les informations du tableau books</text:span></text:p>
      <text:p text:style-name="P1112"><text:s text:c="5"/></text:p>
      <text:p text:style-name="P1113"><text:span text:style-name="T1114"><text:s text:c="3"/></text:span><text:span text:style-name="T1115"><text:s/></text:span><text:span text:style-name="T1116">model-&gt;setQuery(qry);</text:span></text:p>
      <text:p text:style-name="P1117"><text:s text:c="4"/>ui-&gt;AdminBook-&gt;setModel(model);</text:p>
      <text:p text:style-name="P1118"><text:s text:c="4"/>ui-&gt;AdminBook-&gt;horizontalHeader()-&gt;setSectionResizeMode( QHeaderView::Stretch);</text:p>
      <text:p text:style-name="P1119"><text:s text:c="4"/></text:p>
      <text:p text:style-name="P1120">fin</text:p>
      <text:p text:style-name="P1121"><text:span text:style-name="T1122">Procedure</text:span><text:span text:style-name="T1123"><text:s/></text:span><text:span text:style-name="T1124">on_deleteBook_clicked</text:span><text:span text:style-name="T1125">()</text:span></text:p>
      <text:p text:style-name="P1126"><text:span text:style-name="T1127"><text:s/></text:span><text:span text:style-name="T1128">//supprimer un livre</text:span></text:p>
      <text:p text:style-name="P1129">Debut</text:p>
      <text:p text:style-name="P1130"><text:span text:style-name="T1131"><text:tab/></text:span><text:span text:style-name="T1132">//cette méthode utilise la langage sql en utilisant la requette DELETE pour effacer du</text:span></text:p>
      <text:p text:style-name="P1133"><text:tab/>//tableau <text:s/>Books où book_id= id de la ligne où le curseur est placé</text:p>
      <text:p text:style-name="P1134">Fin</text:p>
      <text:p text:style-name="P1135"><text:span text:style-name="T1136">Proce</text:span><text:span text:style-name="T1137">dure</text:span><text:span text:style-name="T1138"><text:s/></text:span><text:span text:style-name="T1139">on_rendreBook_clicked</text:span><text:span text:style-name="T1140">()</text:span></text:p>
      <text:p text:style-name="P1141">Debut</text:p>
      <text:p text:style-name="P1142"><text:span text:style-name="T1143"><text:tab/></text:span><text:span text:style-name="T1144">//cette méthode utilise la langage sql en utilisant la requette DELETE pour effacer du</text:span></text:p>
      <text:p text:style-name="P1145"><text:tab/>//tableau <text:s/>taked où book_id= id de la ligne où le curseur est placé</text:p>
      <text:p text:style-name="P1146"><text:tab/>// et update le nombred'exemplaire du book</text:p>
      <text:p text:style-name="P1147">Fin</text:p>
      <text:p text:style-name="P1148"><text:span text:style-name="T1149">Procedure<text:s/></text:span><text:span text:style-name="T1150">on_mod_book_clicked</text:span><text:span text:style-name="T1151">()</text:span></text:p>
      <text:p text:style-name="P1152">Debut</text:p>
      <text:p text:style-name="P1153"><text:span text:style-name="T1154"><text:tab/>/</text:span><text:span text:style-name="T1155">/cette méthode utilise la langage sql en utilisant la requette update pour mettre a jour <text:s/>le nombred'exemplaire du book</text:span></text:p>
      <text:p text:style-name="P1156"><text:span text:style-name="T1157">F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Arabic Typesetting" svg:font-family="Arabic Typesetting" style:font-family-generic="script" style:font-pitch="variable" svg:panose-1="3 2 4 2 4 4 6 3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C</meta:initial-creator>
    <dc:creator>mohamed hssairi</dc:creator>
    <meta:creation-date>2018-07-27T22:16:00Z</meta:creation-date>
    <dc:date>2018-07-30T08:23:00Z</dc:date>
    <meta:print-date>2018-07-30T08:03:00Z</meta:print-date>
    <meta:template xlink:href="Normal.dotm" xlink:type="simple"/>
    <meta:editing-cycles>14</meta:editing-cycles>
    <meta:editing-duration>PT13320S</meta:editing-duration>
    <meta:document-statistic meta:page-count="1" meta:paragraph-count="21" meta:word-count="1685" meta:character-count="10936" meta:row-count="77" meta:non-whitespace-character-count="9272"/>
  </office:meta>
</office:document-meta>
</file>